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1ba890" officeooo:paragraph-rsid="001ba890"/>
    </style:style>
    <style:style style:name="P2" style:family="paragraph" style:parent-style-name="Text_20_body">
      <style:text-properties officeooo:paragraph-rsid="001ba890"/>
    </style:style>
    <style:style style:name="P3" style:family="paragraph" style:parent-style-name="Text_20_body">
      <style:text-properties fo:font-weight="bold" officeooo:rsid="001d77bb" officeooo:paragraph-rsid="001d77bb" style:font-weight-asian="bold" style:font-weight-complex="bold"/>
    </style:style>
    <style:style style:name="P4" style:family="paragraph" style:parent-style-name="Text_20_body">
      <style:text-properties fo:font-weight="bold" officeooo:rsid="00293713" officeooo:paragraph-rsid="00293713" style:font-weight-asian="bold" style:font-weight-complex="bold"/>
    </style:style>
    <style:style style:name="P5" style:family="paragraph" style:parent-style-name="Text_20_body">
      <style:text-properties fo:font-weight="bold" officeooo:rsid="002a0d46" officeooo:paragraph-rsid="002a0d46" style:font-weight-asian="bold" style:font-weight-complex="bold"/>
    </style:style>
    <style:style style:name="P6" style:family="paragraph" style:parent-style-name="Text_20_body">
      <style:text-properties fo:font-weight="bold" officeooo:rsid="002d2b5c" officeooo:paragraph-rsid="002d2b5c" style:font-weight-asian="bold" style:font-weight-complex="bold"/>
    </style:style>
    <style:style style:name="P7" style:family="paragraph" style:parent-style-name="Text_20_body">
      <style:text-properties fo:font-weight="bold" officeooo:rsid="003069db" officeooo:paragraph-rsid="003069db" style:font-weight-asian="bold" style:font-weight-complex="bold"/>
    </style:style>
    <style:style style:name="P8" style:family="paragraph" style:parent-style-name="Text_20_body">
      <style:text-properties fo:font-weight="bold" officeooo:rsid="0037104a" officeooo:paragraph-rsid="0037104a" style:font-weight-asian="bold" style:font-weight-complex="bold"/>
    </style:style>
    <style:style style:name="P9" style:family="paragraph" style:parent-style-name="Text_20_body">
      <style:text-properties fo:font-weight="bold" officeooo:rsid="0037532c" officeooo:paragraph-rsid="0037532c" style:font-weight-asian="bold" style:font-weight-complex="bold"/>
    </style:style>
    <style:style style:name="P10" style:family="paragraph" style:parent-style-name="Text_20_body">
      <style:text-properties fo:font-weight="bold" officeooo:rsid="00407b4a" officeooo:paragraph-rsid="00407b4a" style:font-weight-asian="bold" style:font-weight-complex="bold"/>
    </style:style>
    <style:style style:name="P11" style:family="paragraph" style:parent-style-name="Text_20_body">
      <style:text-properties fo:font-weight="bold" officeooo:rsid="00407e54" officeooo:paragraph-rsid="00407e54" style:font-weight-asian="bold" style:font-weight-complex="bold"/>
    </style:style>
    <style:style style:name="P12" style:family="paragraph" style:parent-style-name="Text_20_body">
      <style:text-properties fo:font-weight="bold" officeooo:rsid="0040a088" officeooo:paragraph-rsid="0040a088" style:font-weight-asian="bold" style:font-weight-complex="bold"/>
    </style:style>
    <style:style style:name="P13" style:family="paragraph" style:parent-style-name="Text_20_body">
      <style:text-properties fo:font-weight="bold" officeooo:rsid="00421372" officeooo:paragraph-rsid="00421372" style:font-weight-asian="bold" style:font-weight-complex="bold"/>
    </style:style>
    <style:style style:name="P14" style:family="paragraph" style:parent-style-name="Text_20_body">
      <style:text-properties fo:font-weight="normal" officeooo:rsid="001ba890" officeooo:paragraph-rsid="001ba890" style:font-weight-asian="normal" style:font-weight-complex="normal"/>
    </style:style>
    <style:style style:name="P15" style:family="paragraph" style:parent-style-name="Text_20_body">
      <style:text-properties fo:font-weight="normal" officeooo:rsid="001d77bb" officeooo:paragraph-rsid="001d77bb" style:font-weight-asian="normal" style:font-weight-complex="normal"/>
    </style:style>
    <style:style style:name="P16" style:family="paragraph" style:parent-style-name="Text_20_body">
      <style:text-properties fo:font-weight="normal" officeooo:rsid="002a0d46" officeooo:paragraph-rsid="002a0d46" style:font-weight-asian="normal" style:font-weight-complex="normal"/>
    </style:style>
    <style:style style:name="P17" style:family="paragraph" style:parent-style-name="Text_20_body">
      <style:text-properties fo:font-weight="normal" officeooo:rsid="003069db" officeooo:paragraph-rsid="003069db" style:font-weight-asian="normal" style:font-weight-complex="normal"/>
    </style:style>
    <style:style style:name="P18" style:family="paragraph" style:parent-style-name="Text_20_body">
      <style:text-properties fo:font-weight="normal" officeooo:rsid="0037104a" officeooo:paragraph-rsid="0037104a" style:font-weight-asian="normal" style:font-weight-complex="normal"/>
    </style:style>
    <style:style style:name="P19" style:family="paragraph" style:parent-style-name="Text_20_body">
      <style:text-properties fo:font-weight="normal" officeooo:rsid="00407e54" officeooo:paragraph-rsid="00407e54" style:font-weight-asian="normal" style:font-weight-complex="normal"/>
    </style:style>
    <style:style style:name="P20" style:family="paragraph" style:parent-style-name="Text_20_body">
      <style:text-properties fo:font-weight="normal" officeooo:rsid="0040a088" officeooo:paragraph-rsid="0040a088" style:font-weight-asian="normal" style:font-weight-complex="normal"/>
    </style:style>
    <style:style style:name="P21" style:family="paragraph" style:parent-style-name="Text_20_body">
      <style:text-properties officeooo:paragraph-rsid="001dacbf"/>
    </style:style>
    <style:style style:name="P22" style:family="paragraph" style:parent-style-name="Text_20_body">
      <style:text-properties style:font-name="Courier New" fo:font-weight="bold" officeooo:rsid="001dacbf" officeooo:paragraph-rsid="001dacbf" style:font-weight-asian="bold" style:font-weight-complex="bold"/>
    </style:style>
    <style:style style:name="P23" style:family="paragraph" style:parent-style-name="Text_20_body">
      <style:text-properties style:font-name="Courier New" fo:font-weight="bold" officeooo:rsid="00407b4a" officeooo:paragraph-rsid="00407b4a" style:font-weight-asian="bold" style:font-weight-complex="bold"/>
    </style:style>
    <style:style style:name="P24" style:family="paragraph" style:parent-style-name="Text_20_body">
      <style:text-properties style:font-name="Courier New" fo:font-weight="normal" officeooo:rsid="001dacbf" officeooo:paragraph-rsid="001dacbf" style:font-weight-asian="normal" style:font-weight-complex="normal"/>
    </style:style>
    <style:style style:name="P25" style:family="paragraph" style:parent-style-name="Text_20_body">
      <style:text-properties style:font-name="Courier New" fo:font-weight="normal" officeooo:rsid="001ebca4" officeooo:paragraph-rsid="001ebca4" style:font-weight-asian="normal" style:font-weight-complex="normal"/>
    </style:style>
    <style:style style:name="P26" style:family="paragraph" style:parent-style-name="Text_20_body">
      <style:text-properties style:font-name="Courier New" fo:font-weight="normal" officeooo:rsid="00264291" officeooo:paragraph-rsid="00264291" style:font-weight-asian="normal" style:font-weight-complex="normal"/>
    </style:style>
    <style:style style:name="P27" style:family="paragraph" style:parent-style-name="Text_20_body">
      <style:text-properties style:font-name="Courier New" fo:font-weight="normal" officeooo:rsid="00251cc9" officeooo:paragraph-rsid="00251cc9" style:font-weight-asian="normal" style:font-weight-complex="normal"/>
    </style:style>
    <style:style style:name="P28" style:family="paragraph" style:parent-style-name="Text_20_body">
      <style:text-properties style:font-name="Courier New" fo:font-weight="normal" officeooo:rsid="003069db" officeooo:paragraph-rsid="003069db" style:font-weight-asian="normal" style:font-weight-complex="normal"/>
    </style:style>
    <style:style style:name="P29" style:family="paragraph" style:parent-style-name="Text_20_body">
      <style:text-properties style:font-name="Courier New" fo:font-weight="normal" officeooo:rsid="003258d7" officeooo:paragraph-rsid="003258d7" style:font-weight-asian="normal" style:font-weight-complex="normal"/>
    </style:style>
    <style:style style:name="P30" style:family="paragraph" style:parent-style-name="Text_20_body">
      <style:text-properties style:font-name="Courier New" fo:font-weight="normal" officeooo:rsid="00336d62" officeooo:paragraph-rsid="00336d62" style:font-weight-asian="normal" style:font-weight-complex="normal"/>
    </style:style>
    <style:style style:name="P31" style:family="paragraph" style:parent-style-name="Text_20_body">
      <style:text-properties style:font-name="Courier New" fo:font-weight="normal" officeooo:rsid="0035049c" officeooo:paragraph-rsid="0035049c" style:font-weight-asian="normal" style:font-weight-complex="normal"/>
    </style:style>
    <style:style style:name="P32" style:family="paragraph" style:parent-style-name="Text_20_body">
      <style:text-properties style:font-name="Courier New" fo:font-weight="normal" officeooo:rsid="0037532c" officeooo:paragraph-rsid="0037532c" style:font-weight-asian="normal" style:font-weight-complex="normal"/>
    </style:style>
    <style:style style:name="P33" style:family="paragraph" style:parent-style-name="Text_20_body">
      <style:text-properties style:font-name="Courier New" fo:font-weight="normal" officeooo:rsid="003dda8c" officeooo:paragraph-rsid="003dda8c" style:font-weight-asian="normal" style:font-weight-complex="normal"/>
    </style:style>
    <style:style style:name="P34" style:family="paragraph" style:parent-style-name="Text_20_body">
      <style:text-properties style:font-name="Courier New" fo:font-weight="normal" officeooo:rsid="00407b4a" officeooo:paragraph-rsid="00407b4a" style:font-weight-asian="normal" style:font-weight-complex="normal"/>
    </style:style>
    <style:style style:name="P35" style:family="paragraph" style:parent-style-name="Text_20_body">
      <style:text-properties style:font-name="Courier New" fo:font-weight="normal" officeooo:rsid="00407e54" officeooo:paragraph-rsid="00407e54" style:font-weight-asian="normal" style:font-weight-complex="normal"/>
    </style:style>
    <style:style style:name="P36" style:family="paragraph" style:parent-style-name="Text_20_body">
      <style:text-properties style:font-name="Courier New" fo:font-weight="normal" officeooo:rsid="0040a088" officeooo:paragraph-rsid="0040a088" style:font-weight-asian="normal" style:font-weight-complex="normal"/>
    </style:style>
    <style:style style:name="P37" style:family="paragraph" style:parent-style-name="Text_20_body">
      <style:text-properties style:font-name="Courier New" fo:font-weight="normal" officeooo:rsid="00421372" officeooo:paragraph-rsid="00421372" style:font-weight-asian="normal" style:font-weight-complex="normal"/>
    </style:style>
    <style:style style:name="P38" style:family="paragraph" style:parent-style-name="Text_20_body">
      <style:text-properties style:font-name="Courier New" fo:font-weight="normal" officeooo:rsid="004420a8" officeooo:paragraph-rsid="004420a8" style:font-weight-asian="normal" style:font-weight-complex="normal"/>
    </style:style>
    <style:style style:name="P39" style:family="paragraph" style:parent-style-name="Text_20_body">
      <style:text-properties style:font-name="Courier New" officeooo:rsid="00251cc9" officeooo:paragraph-rsid="00251cc9"/>
    </style:style>
    <style:style style:name="P40" style:family="paragraph" style:parent-style-name="Text_20_body">
      <style:text-properties style:font-name="Courier New" officeooo:paragraph-rsid="0035049c"/>
    </style:style>
    <style:style style:name="P41" style:family="paragraph" style:parent-style-name="Text_20_body">
      <style:text-properties style:font-name="Courier New" officeooo:paragraph-rsid="00376f6e"/>
    </style:style>
    <style:style style:name="P42" style:family="paragraph" style:parent-style-name="Text_20_body">
      <style:text-properties style:font-name="Courier New" officeooo:paragraph-rsid="003a958f"/>
    </style:style>
    <style:style style:name="P43" style:family="paragraph" style:parent-style-name="Text_20_body">
      <style:text-properties style:font-name="Courier New" officeooo:rsid="003c827c" officeooo:paragraph-rsid="003c827c"/>
    </style:style>
    <style:style style:name="P44" style:family="paragraph" style:parent-style-name="Text_20_body">
      <style:text-properties style:font-name="Courier New" officeooo:paragraph-rsid="003dda8c"/>
    </style:style>
    <style:style style:name="P45" style:family="paragraph" style:parent-style-name="Text_20_body">
      <style:text-properties style:font-name="Courier New" officeooo:paragraph-rsid="003e1673"/>
    </style:style>
    <style:style style:name="P46" style:family="paragraph" style:parent-style-name="Text_20_body">
      <style:text-properties style:font-name="Courier New" officeooo:paragraph-rsid="00407b4a"/>
    </style:style>
    <style:style style:name="P47" style:family="paragraph" style:parent-style-name="Text_20_body">
      <style:text-properties style:font-name="Courier New" officeooo:paragraph-rsid="004420a8"/>
    </style:style>
    <style:style style:name="P48" style:family="paragraph" style:parent-style-name="Text_20_body">
      <style:text-properties style:font-name="Liberation Serif" fo:font-weight="bold" officeooo:rsid="001ebca4" officeooo:paragraph-rsid="001ebca4" style:font-weight-asian="bold" style:font-weight-complex="bold"/>
    </style:style>
    <style:style style:name="P49" style:family="paragraph" style:parent-style-name="Text_20_body">
      <style:text-properties style:font-name="Liberation Serif" fo:font-weight="bold" officeooo:rsid="00251cc9" officeooo:paragraph-rsid="00251cc9" style:font-weight-asian="bold" style:font-weight-complex="bold"/>
    </style:style>
    <style:style style:name="P50" style:family="paragraph" style:parent-style-name="Text_20_body">
      <style:text-properties style:font-name="Liberation Serif" fo:font-weight="bold" officeooo:rsid="00293713" officeooo:paragraph-rsid="00293713" style:font-weight-asian="bold" style:font-weight-complex="bold"/>
    </style:style>
    <style:style style:name="P51" style:family="paragraph" style:parent-style-name="Text_20_body">
      <style:text-properties style:font-name="Liberation Serif" fo:font-weight="bold" officeooo:rsid="003069db" officeooo:paragraph-rsid="003069db" style:font-weight-asian="bold" style:font-weight-complex="bold"/>
    </style:style>
    <style:style style:name="P52" style:family="paragraph" style:parent-style-name="Text_20_body">
      <style:text-properties style:font-name="Liberation Serif" fo:font-weight="bold" officeooo:rsid="003258d7" officeooo:paragraph-rsid="003258d7" style:font-weight-asian="bold" style:font-weight-complex="bold"/>
    </style:style>
    <style:style style:name="P53" style:family="paragraph" style:parent-style-name="Text_20_body">
      <style:text-properties style:font-name="Liberation Serif" fo:font-weight="bold" officeooo:rsid="00336d62" officeooo:paragraph-rsid="00336d62" style:font-weight-asian="bold" style:font-weight-complex="bold"/>
    </style:style>
    <style:style style:name="P54" style:family="paragraph" style:parent-style-name="Text_20_body">
      <style:text-properties style:font-name="Liberation Serif" fo:font-weight="bold" officeooo:rsid="0035049c" officeooo:paragraph-rsid="0035049c" style:font-weight-asian="bold" style:font-weight-complex="bold"/>
    </style:style>
    <style:style style:name="P55" style:family="paragraph" style:parent-style-name="Text_20_body">
      <style:text-properties style:font-name="Liberation Serif" fo:font-weight="bold" officeooo:rsid="003c827c" officeooo:paragraph-rsid="003c827c" style:font-weight-asian="bold" style:font-weight-complex="bold"/>
    </style:style>
    <style:style style:name="P56" style:family="paragraph" style:parent-style-name="Text_20_body">
      <style:text-properties style:font-name="Liberation Serif" fo:font-weight="bold" officeooo:rsid="003dda8c" officeooo:paragraph-rsid="003dda8c" style:font-weight-asian="bold" style:font-weight-complex="bold"/>
    </style:style>
    <style:style style:name="P57" style:family="paragraph" style:parent-style-name="Text_20_body">
      <style:text-properties style:font-name="Liberation Serif" fo:font-weight="bold" officeooo:rsid="00407b4a" officeooo:paragraph-rsid="00407b4a" style:font-weight-asian="bold" style:font-weight-complex="bold"/>
    </style:style>
    <style:style style:name="P58" style:family="paragraph" style:parent-style-name="Text_20_body">
      <style:text-properties style:font-name="Liberation Serif" fo:font-weight="bold" officeooo:rsid="00407e54" officeooo:paragraph-rsid="00407e54" style:font-weight-asian="bold" style:font-weight-complex="bold"/>
    </style:style>
    <style:style style:name="P59" style:family="paragraph" style:parent-style-name="Text_20_body">
      <style:text-properties style:font-name="Liberation Serif" fo:font-weight="bold" officeooo:rsid="00421372" officeooo:paragraph-rsid="00421372" style:font-weight-asian="bold" style:font-weight-complex="bold"/>
    </style:style>
    <style:style style:name="P60" style:family="paragraph" style:parent-style-name="Text_20_body">
      <style:text-properties style:font-name="Liberation Serif" fo:font-weight="bold" officeooo:paragraph-rsid="004420a8" style:font-weight-asian="bold" style:font-weight-complex="bold"/>
    </style:style>
    <style:style style:name="P61" style:family="paragraph" style:parent-style-name="Text_20_body">
      <style:text-properties style:font-name="Liberation Serif" fo:font-weight="bold" officeooo:rsid="004420a8" officeooo:paragraph-rsid="004420a8" style:font-weight-asian="bold" style:font-weight-complex="bold"/>
    </style:style>
    <style:style style:name="P62" style:family="paragraph" style:parent-style-name="Text_20_body">
      <style:text-properties style:font-name="Liberation Serif" fo:font-weight="normal" officeooo:rsid="001dacbf" officeooo:paragraph-rsid="001dacbf" style:font-weight-asian="normal" style:font-weight-complex="normal"/>
    </style:style>
    <style:style style:name="P63" style:family="paragraph" style:parent-style-name="Text_20_body">
      <style:text-properties style:font-name="Liberation Serif" fo:font-weight="normal" officeooo:rsid="001ebca4" officeooo:paragraph-rsid="001ebca4" style:font-weight-asian="normal" style:font-weight-complex="normal"/>
    </style:style>
    <style:style style:name="P64" style:family="paragraph" style:parent-style-name="Text_20_body">
      <style:text-properties style:font-name="Liberation Serif" fo:font-weight="normal" officeooo:rsid="001ebca4" officeooo:paragraph-rsid="001fa8c5" style:font-weight-asian="normal" style:font-weight-complex="normal"/>
    </style:style>
    <style:style style:name="P65" style:family="paragraph" style:parent-style-name="Text_20_body">
      <style:text-properties style:font-name="Liberation Serif" fo:font-weight="normal" officeooo:rsid="00264291" officeooo:paragraph-rsid="00264291" style:font-weight-asian="normal" style:font-weight-complex="normal"/>
    </style:style>
    <style:style style:name="P66" style:family="paragraph" style:parent-style-name="Text_20_body">
      <style:text-properties style:font-name="Liberation Serif" fo:font-weight="normal" officeooo:rsid="00264291" officeooo:paragraph-rsid="0026661b" style:font-weight-asian="normal" style:font-weight-complex="normal"/>
    </style:style>
    <style:style style:name="P67" style:family="paragraph" style:parent-style-name="Text_20_body">
      <style:text-properties style:font-name="Liberation Serif" fo:font-weight="normal" officeooo:rsid="00251cc9" officeooo:paragraph-rsid="00251cc9" style:font-weight-asian="normal" style:font-weight-complex="normal"/>
    </style:style>
    <style:style style:name="P68" style:family="paragraph" style:parent-style-name="Text_20_body">
      <style:text-properties style:font-name="Liberation Serif" fo:font-weight="normal" officeooo:rsid="002a0d46" officeooo:paragraph-rsid="002a0d46" style:font-weight-asian="normal" style:font-weight-complex="normal"/>
    </style:style>
    <style:style style:name="P69" style:family="paragraph" style:parent-style-name="Text_20_body">
      <style:text-properties style:font-name="Liberation Serif" fo:font-weight="normal" officeooo:rsid="003069db" officeooo:paragraph-rsid="003069db" style:font-weight-asian="normal" style:font-weight-complex="normal"/>
    </style:style>
    <style:style style:name="P70" style:family="paragraph" style:parent-style-name="Text_20_body">
      <style:text-properties style:font-name="Liberation Serif" fo:font-weight="normal" officeooo:rsid="003258d7" officeooo:paragraph-rsid="003258d7" style:font-weight-asian="normal" style:font-weight-complex="normal"/>
    </style:style>
    <style:style style:name="P71" style:family="paragraph" style:parent-style-name="Text_20_body">
      <style:text-properties style:font-name="Liberation Serif" fo:font-weight="normal" officeooo:rsid="00336d62" officeooo:paragraph-rsid="00336d62" style:font-weight-asian="normal" style:font-weight-complex="normal"/>
    </style:style>
    <style:style style:name="P72" style:family="paragraph" style:parent-style-name="Text_20_body">
      <style:text-properties style:font-name="Liberation Serif" fo:font-weight="normal" officeooo:rsid="0035049c" officeooo:paragraph-rsid="0035049c" style:font-weight-asian="normal" style:font-weight-complex="normal"/>
    </style:style>
    <style:style style:name="P73" style:family="paragraph" style:parent-style-name="Text_20_body">
      <style:text-properties style:font-name="Liberation Serif" fo:font-weight="normal" officeooo:rsid="003dda8c" officeooo:paragraph-rsid="003dda8c" style:font-weight-asian="normal" style:font-weight-complex="normal"/>
    </style:style>
    <style:style style:name="P74" style:family="paragraph" style:parent-style-name="Text_20_body">
      <style:text-properties style:font-name="Liberation Serif" fo:font-weight="normal" officeooo:rsid="00407b4a" officeooo:paragraph-rsid="00407b4a" style:font-weight-asian="normal" style:font-weight-complex="normal"/>
    </style:style>
    <style:style style:name="P75" style:family="paragraph" style:parent-style-name="Text_20_body">
      <style:text-properties style:font-name="Liberation Serif" fo:font-weight="normal" officeooo:rsid="00407e54" officeooo:paragraph-rsid="00407e54" style:font-weight-asian="normal" style:font-weight-complex="normal"/>
    </style:style>
    <style:style style:name="P76" style:family="paragraph" style:parent-style-name="Text_20_body">
      <style:text-properties style:font-name="Liberation Serif" fo:font-weight="normal" officeooo:rsid="0040a088" officeooo:paragraph-rsid="0040a088" style:font-weight-asian="normal" style:font-weight-complex="normal"/>
    </style:style>
    <style:style style:name="P77" style:family="paragraph" style:parent-style-name="Text_20_body">
      <style:text-properties style:font-name="Liberation Serif" fo:font-weight="normal" officeooo:rsid="00421372" officeooo:paragraph-rsid="00421372" style:font-weight-asian="normal" style:font-weight-complex="normal"/>
    </style:style>
    <style:style style:name="P78" style:family="paragraph" style:parent-style-name="Text_20_body">
      <style:text-properties style:font-name="Liberation Serif" fo:font-weight="normal" officeooo:rsid="004420a8" officeooo:paragraph-rsid="004420a8" style:font-weight-asian="normal" style:font-weight-complex="normal"/>
    </style:style>
    <style:style style:name="P79" style:family="paragraph" style:parent-style-name="Text_20_body">
      <style:text-properties style:font-name="Liberation Serif" officeooo:rsid="00251cc9" officeooo:paragraph-rsid="00251cc9"/>
    </style:style>
    <style:style style:name="P80" style:family="paragraph" style:parent-style-name="Text_20_body">
      <style:text-properties style:font-name="Liberation Serif" officeooo:paragraph-rsid="003a958f"/>
    </style:style>
    <style:style style:name="P81" style:family="paragraph" style:parent-style-name="Text_20_body">
      <style:text-properties style:font-name="Liberation Serif" officeooo:rsid="003c827c" officeooo:paragraph-rsid="003c827c"/>
    </style:style>
    <style:style style:name="P82" style:family="paragraph" style:parent-style-name="Text_20_body">
      <style:text-properties style:font-name="Liberation Serif" officeooo:paragraph-rsid="00376f6e"/>
    </style:style>
    <style:style style:name="P83" style:family="paragraph" style:parent-style-name="Text_20_body">
      <style:text-properties style:font-name="Liberation Serif" officeooo:paragraph-rsid="003dda8c"/>
    </style:style>
    <style:style style:name="P84" style:family="paragraph" style:parent-style-name="Text_20_body">
      <style:text-properties style:font-name="Liberation Serif" officeooo:paragraph-rsid="003e1673"/>
    </style:style>
    <style:style style:name="P85" style:family="paragraph" style:parent-style-name="Text_20_body">
      <style:text-properties style:font-name="Liberation Serif" officeooo:paragraph-rsid="004420a8"/>
    </style:style>
    <style:style style:name="P86" style:family="paragraph" style:parent-style-name="Text_20_body">
      <style:text-properties officeooo:paragraph-rsid="0022b39d"/>
    </style:style>
    <style:style style:name="P87" style:family="paragraph" style:parent-style-name="Text_20_body">
      <style:text-properties officeooo:paragraph-rsid="0023e42a"/>
    </style:style>
    <style:style style:name="P88" style:family="paragraph" style:parent-style-name="Text_20_body">
      <style:text-properties officeooo:paragraph-rsid="0035049c"/>
    </style:style>
    <style:style style:name="P89" style:family="paragraph" style:parent-style-name="Text_20_body">
      <style:paragraph-properties fo:text-align="center" style:justify-single-word="false"/>
    </style:style>
    <style:style style:name="P90" style:family="paragraph" style:parent-style-name="Text_20_body">
      <style:text-properties officeooo:paragraph-rsid="00376f6e"/>
    </style:style>
    <style:style style:name="P91" style:family="paragraph" style:parent-style-name="Text_20_body">
      <style:text-properties officeooo:paragraph-rsid="003a958f"/>
    </style:style>
    <style:style style:name="P92" style:family="paragraph" style:parent-style-name="Text_20_body">
      <style:text-properties officeooo:paragraph-rsid="003dda8c"/>
    </style:style>
    <style:style style:name="P93" style:family="paragraph" style:parent-style-name="Text_20_body">
      <style:text-properties officeooo:paragraph-rsid="003e1673"/>
    </style:style>
    <style:style style:name="P94" style:family="paragraph" style:parent-style-name="Text_20_body">
      <style:text-properties officeooo:paragraph-rsid="00407b4a"/>
    </style:style>
    <style:style style:name="P95" style:family="paragraph" style:parent-style-name="Text_20_body">
      <style:text-properties officeooo:paragraph-rsid="00407e54"/>
    </style:style>
    <style:style style:name="P96" style:family="paragraph" style:parent-style-name="Text_20_body">
      <style:text-properties officeooo:paragraph-rsid="00421372"/>
    </style:style>
    <style:style style:name="P97" style:family="paragraph" style:parent-style-name="Text_20_body">
      <style:text-properties officeooo:paragraph-rsid="004420a8"/>
    </style:style>
    <style:style style:name="P98" style:family="paragraph" style:parent-style-name="Heading_20_1">
      <style:paragraph-properties fo:text-align="center" style:justify-single-word="false"/>
      <style:text-properties officeooo:rsid="001ba890" officeooo:paragraph-rsid="001ba890"/>
    </style:style>
    <style:style style:name="P99" style:family="paragraph" style:parent-style-name="Heading_20_1">
      <style:paragraph-properties fo:text-align="center" style:justify-single-word="false"/>
    </style:style>
    <style:style style:name="P100" style:family="paragraph" style:parent-style-name="Heading_20_1">
      <style:paragraph-properties fo:text-align="center" style:justify-single-word="false"/>
      <style:text-properties officeooo:rsid="00376f6e" officeooo:paragraph-rsid="00376f6e"/>
    </style:style>
    <style:style style:name="P101" style:family="paragraph" style:parent-style-name="Heading_20_1">
      <style:paragraph-properties fo:text-align="center" style:justify-single-word="false"/>
      <style:text-properties officeooo:rsid="0040311b" officeooo:paragraph-rsid="0040311b"/>
    </style:style>
    <style:style style:name="P102" style:family="paragraph" style:parent-style-name="Heading_20_2">
      <style:text-properties officeooo:rsid="001ba890" officeooo:paragraph-rsid="001ba890"/>
    </style:style>
    <style:style style:name="P103" style:family="paragraph" style:parent-style-name="Heading_20_2">
      <style:text-properties officeooo:rsid="0022b39d" officeooo:paragraph-rsid="0022b39d"/>
    </style:style>
    <style:style style:name="P104" style:family="paragraph" style:parent-style-name="Heading_20_2">
      <style:text-properties officeooo:rsid="002b3d11" officeooo:paragraph-rsid="002b3d11"/>
    </style:style>
    <style:style style:name="P105" style:family="paragraph" style:parent-style-name="Heading_20_2">
      <style:text-properties officeooo:rsid="0035049c" officeooo:paragraph-rsid="0035049c"/>
    </style:style>
    <style:style style:name="P106" style:family="paragraph" style:parent-style-name="Heading_20_2">
      <style:text-properties officeooo:rsid="0037104a" officeooo:paragraph-rsid="0037104a"/>
    </style:style>
    <style:style style:name="P107" style:family="paragraph" style:parent-style-name="Heading_20_2">
      <style:text-properties officeooo:rsid="00376f6e" officeooo:paragraph-rsid="00376f6e"/>
    </style:style>
    <style:style style:name="P108" style:family="paragraph" style:parent-style-name="Heading_20_2">
      <style:text-properties officeooo:rsid="003a958f" officeooo:paragraph-rsid="003a958f"/>
    </style:style>
    <style:style style:name="P109" style:family="paragraph" style:parent-style-name="Heading_20_2">
      <style:text-properties officeooo:rsid="003dda8c" officeooo:paragraph-rsid="003dda8c"/>
    </style:style>
    <style:style style:name="P110" style:family="paragraph" style:parent-style-name="Heading_20_2">
      <style:text-properties officeooo:rsid="0040311b" officeooo:paragraph-rsid="0040311b"/>
    </style:style>
    <style:style style:name="P111" style:family="paragraph" style:parent-style-name="Heading_20_2">
      <style:text-properties officeooo:rsid="00407e54" officeooo:paragraph-rsid="00407e54"/>
    </style:style>
    <style:style style:name="P112" style:family="paragraph" style:parent-style-name="Heading_20_2">
      <style:text-properties officeooo:rsid="00421372" officeooo:paragraph-rsid="00421372"/>
    </style:style>
    <style:style style:name="P113" style:family="paragraph" style:parent-style-name="Heading_20_2">
      <style:text-properties officeooo:rsid="004420a8" officeooo:paragraph-rsid="004420a8"/>
    </style:style>
    <style:style style:name="P114" style:family="paragraph" style:parent-style-name="Heading_20_3">
      <style:text-properties officeooo:rsid="001ba890" officeooo:paragraph-rsid="001ba890"/>
    </style:style>
    <style:style style:name="P115" style:family="paragraph" style:parent-style-name="Heading_20_3">
      <style:text-properties officeooo:paragraph-rsid="00282cb6"/>
    </style:style>
    <style:style style:name="P116" style:family="paragraph" style:parent-style-name="Heading_20_3">
      <style:text-properties officeooo:rsid="0022b39d" officeooo:paragraph-rsid="0022b39d"/>
    </style:style>
    <style:style style:name="P117" style:family="paragraph" style:parent-style-name="Heading_20_3">
      <style:text-properties officeooo:rsid="002a0d46"/>
    </style:style>
    <style:style style:name="P118" style:family="paragraph" style:parent-style-name="Heading_20_3">
      <style:text-properties officeooo:rsid="002b3d11" officeooo:paragraph-rsid="002b3d11"/>
    </style:style>
    <style:style style:name="P119" style:family="paragraph" style:parent-style-name="Heading_20_3">
      <style:text-properties officeooo:rsid="002ee932" officeooo:paragraph-rsid="002ee932"/>
    </style:style>
    <style:style style:name="P120" style:family="paragraph" style:parent-style-name="Heading_20_3">
      <style:text-properties officeooo:rsid="0035049c" officeooo:paragraph-rsid="0035049c"/>
    </style:style>
    <style:style style:name="P121" style:family="paragraph" style:parent-style-name="Heading_20_3">
      <style:text-properties officeooo:rsid="00376f6e" officeooo:paragraph-rsid="00376f6e"/>
    </style:style>
    <style:style style:name="P122" style:family="paragraph" style:parent-style-name="Heading_20_3">
      <style:text-properties officeooo:rsid="003a958f" officeooo:paragraph-rsid="003a958f"/>
    </style:style>
    <style:style style:name="P123" style:family="paragraph" style:parent-style-name="Heading_20_3">
      <style:text-properties officeooo:rsid="003dda8c" officeooo:paragraph-rsid="003dda8c"/>
    </style:style>
    <style:style style:name="P124" style:family="paragraph" style:parent-style-name="Heading_20_3">
      <style:text-properties officeooo:rsid="003e1673" officeooo:paragraph-rsid="003e1673"/>
    </style:style>
    <style:style style:name="P125" style:family="paragraph" style:parent-style-name="Heading_20_3">
      <style:text-properties officeooo:rsid="00407b4a" officeooo:paragraph-rsid="00407b4a"/>
    </style:style>
    <style:style style:name="P126" style:family="paragraph" style:parent-style-name="Heading_20_3">
      <style:text-properties officeooo:rsid="00407e54" officeooo:paragraph-rsid="00407e54"/>
    </style:style>
    <style:style style:name="P127" style:family="paragraph" style:parent-style-name="Heading_20_3">
      <style:text-properties officeooo:rsid="0040a088" officeooo:paragraph-rsid="0040a088"/>
    </style:style>
    <style:style style:name="P128" style:family="paragraph" style:parent-style-name="Heading_20_3">
      <style:text-properties officeooo:rsid="00421372" officeooo:paragraph-rsid="00421372"/>
    </style:style>
    <style:style style:name="P129" style:family="paragraph" style:parent-style-name="Heading_20_3">
      <style:text-properties officeooo:rsid="004420a8" officeooo:paragraph-rsid="004420a8"/>
    </style:style>
    <style:style style:name="P130" style:family="paragraph" style:parent-style-name="Text_20_body" style:list-style-name="L1">
      <style:text-properties style:font-name="Liberation Serif" fo:font-weight="normal" officeooo:rsid="001ba890" officeooo:paragraph-rsid="001ba890" style:font-weight-asian="normal" style:font-weight-complex="normal"/>
    </style:style>
    <style:style style:name="P131" style:family="paragraph" style:parent-style-name="Text_20_body" style:list-style-name="L2">
      <style:text-properties style:font-name="Liberation Serif" fo:font-weight="normal" officeooo:rsid="001ba890" officeooo:paragraph-rsid="001ba890" style:font-weight-asian="normal" style:font-weight-complex="normal"/>
    </style:style>
    <style:style style:name="P132" style:family="paragraph" style:parent-style-name="Text_20_body" style:list-style-name="L5">
      <style:text-properties style:font-name="Liberation Serif" fo:font-weight="normal" officeooo:rsid="001ebca4" officeooo:paragraph-rsid="001fa8c5" style:font-weight-asian="normal" style:font-weight-complex="normal"/>
    </style:style>
    <style:style style:name="P133" style:family="paragraph" style:parent-style-name="Text_20_body" style:list-style-name="L13">
      <style:text-properties style:font-name="Liberation Serif" fo:font-weight="normal" officeooo:rsid="002a0d46" officeooo:paragraph-rsid="002a0d46" style:font-weight-asian="normal" style:font-weight-complex="normal"/>
    </style:style>
    <style:style style:name="P134" style:family="paragraph" style:parent-style-name="Text_20_body" style:list-style-name="L13">
      <style:text-properties style:font-name="Liberation Serif" fo:font-weight="normal" officeooo:rsid="002af96e" officeooo:paragraph-rsid="002af96e" style:font-weight-asian="normal" style:font-weight-complex="normal"/>
    </style:style>
    <style:style style:name="P135" style:family="paragraph" style:parent-style-name="Text_20_body" style:list-style-name="L16">
      <style:text-properties style:font-name="Liberation Serif" fo:font-weight="normal" officeooo:rsid="003069db" officeooo:paragraph-rsid="003069db" style:font-weight-asian="normal" style:font-weight-complex="normal"/>
    </style:style>
    <style:style style:name="P136" style:family="paragraph" style:parent-style-name="Text_20_body" style:list-style-name="L17">
      <style:text-properties style:font-name="Liberation Serif" fo:font-weight="normal" officeooo:rsid="003069db" officeooo:paragraph-rsid="003069db" style:font-weight-asian="normal" style:font-weight-complex="normal"/>
    </style:style>
    <style:style style:name="P137" style:family="paragraph" style:parent-style-name="Text_20_body" style:list-style-name="L18">
      <style:text-properties style:font-name="Liberation Serif" fo:font-weight="normal" officeooo:rsid="003069db" officeooo:paragraph-rsid="003069db" style:font-weight-asian="normal" style:font-weight-complex="normal"/>
    </style:style>
    <style:style style:name="P138" style:family="paragraph" style:parent-style-name="Text_20_body" style:list-style-name="L19">
      <style:text-properties style:font-name="Liberation Serif" fo:font-weight="normal" officeooo:rsid="003069db" officeooo:paragraph-rsid="003069db" style:font-weight-asian="normal" style:font-weight-complex="normal"/>
    </style:style>
    <style:style style:name="P139" style:family="paragraph" style:parent-style-name="Text_20_body" style:list-style-name="L20">
      <style:text-properties style:font-name="Liberation Serif" fo:font-weight="normal" officeooo:rsid="003258d7" officeooo:paragraph-rsid="003258d7" style:font-weight-asian="normal" style:font-weight-complex="normal"/>
    </style:style>
    <style:style style:name="P140" style:family="paragraph" style:parent-style-name="Text_20_body" style:list-style-name="L21">
      <style:text-properties style:font-name="Liberation Serif" fo:font-weight="normal" officeooo:rsid="003258d7" officeooo:paragraph-rsid="003258d7" style:font-weight-asian="normal" style:font-weight-complex="normal"/>
    </style:style>
    <style:style style:name="P141" style:family="paragraph" style:parent-style-name="Text_20_body" style:list-style-name="L22">
      <style:text-properties style:font-name="Liberation Serif" fo:font-weight="normal" officeooo:rsid="003258d7" officeooo:paragraph-rsid="003258d7" style:font-weight-asian="normal" style:font-weight-complex="normal"/>
    </style:style>
    <style:style style:name="P142" style:family="paragraph" style:parent-style-name="Text_20_body" style:list-style-name="L23">
      <style:text-properties style:font-name="Liberation Serif" fo:font-weight="normal" officeooo:rsid="003258d7" officeooo:paragraph-rsid="003258d7" style:font-weight-asian="normal" style:font-weight-complex="normal"/>
    </style:style>
    <style:style style:name="P143" style:family="paragraph" style:parent-style-name="Text_20_body" style:list-style-name="L24">
      <style:text-properties style:font-name="Liberation Serif" fo:font-weight="normal" officeooo:rsid="00336d62" officeooo:paragraph-rsid="00336d62" style:font-weight-asian="normal" style:font-weight-complex="normal"/>
    </style:style>
    <style:style style:name="P144" style:family="paragraph" style:parent-style-name="Text_20_body" style:list-style-name="L25">
      <style:text-properties style:font-name="Liberation Serif" fo:font-weight="normal" officeooo:rsid="00336d62" officeooo:paragraph-rsid="00336d62" style:font-weight-asian="normal" style:font-weight-complex="normal"/>
    </style:style>
    <style:style style:name="P145" style:family="paragraph" style:parent-style-name="Text_20_body" style:list-style-name="L26">
      <style:text-properties style:font-name="Liberation Serif" fo:font-weight="normal" officeooo:rsid="00336d62" officeooo:paragraph-rsid="00336d62" style:font-weight-asian="normal" style:font-weight-complex="normal"/>
    </style:style>
    <style:style style:name="P146" style:family="paragraph" style:parent-style-name="Text_20_body" style:list-style-name="L27">
      <style:text-properties style:font-name="Liberation Serif" fo:font-weight="normal" officeooo:rsid="0035049c" officeooo:paragraph-rsid="0035049c" style:font-weight-asian="normal" style:font-weight-complex="normal"/>
    </style:style>
    <style:style style:name="P147" style:family="paragraph" style:parent-style-name="Text_20_body" style:list-style-name="L28">
      <style:text-properties style:font-name="Liberation Serif" fo:font-weight="normal" officeooo:rsid="0035049c" officeooo:paragraph-rsid="0035049c" style:font-weight-asian="normal" style:font-weight-complex="normal"/>
    </style:style>
    <style:style style:name="P148" style:family="paragraph" style:parent-style-name="Text_20_body" style:list-style-name="L34">
      <style:text-properties style:font-name="Liberation Serif" fo:font-weight="normal" officeooo:rsid="00407e54" officeooo:paragraph-rsid="00407e54" style:font-weight-asian="normal" style:font-weight-complex="normal"/>
    </style:style>
    <style:style style:name="P149" style:family="paragraph" style:parent-style-name="Text_20_body" style:list-style-name="L35">
      <style:text-properties style:font-name="Liberation Serif" fo:font-weight="normal" officeooo:rsid="0040a088" officeooo:paragraph-rsid="0040a088" style:font-weight-asian="normal" style:font-weight-complex="normal"/>
    </style:style>
    <style:style style:name="P150" style:family="paragraph" style:parent-style-name="Text_20_body" style:list-style-name="L37">
      <style:text-properties style:font-name="Liberation Serif" fo:font-weight="normal" officeooo:rsid="00421372" officeooo:paragraph-rsid="00421372" style:font-weight-asian="normal" style:font-weight-complex="normal"/>
    </style:style>
    <style:style style:name="P151" style:family="paragraph" style:parent-style-name="Text_20_body" style:list-style-name="L38">
      <style:text-properties style:font-name="Liberation Serif" fo:font-weight="normal" officeooo:rsid="00421372" officeooo:paragraph-rsid="00421372" style:font-weight-asian="normal" style:font-weight-complex="normal"/>
    </style:style>
    <style:style style:name="P152" style:family="paragraph" style:parent-style-name="Text_20_body" style:list-style-name="L39">
      <style:text-properties style:font-name="Liberation Serif" fo:font-weight="normal" officeooo:rsid="00421372" officeooo:paragraph-rsid="00421372" style:font-weight-asian="normal" style:font-weight-complex="normal"/>
    </style:style>
    <style:style style:name="P153" style:family="paragraph" style:parent-style-name="Text_20_body">
      <style:text-properties style:font-name="Liberation Serif" fo:font-weight="normal" officeooo:rsid="004420a8" officeooo:paragraph-rsid="004420a8" style:font-weight-asian="normal" style:font-weight-complex="normal"/>
    </style:style>
    <style:style style:name="P154" style:family="paragraph" style:parent-style-name="Text_20_body">
      <style:text-properties style:font-name="Liberation Serif" fo:font-weight="normal" officeooo:rsid="00459858" officeooo:paragraph-rsid="00459858" style:font-weight-asian="normal" style:font-weight-complex="normal"/>
    </style:style>
    <style:style style:name="P155" style:family="paragraph" style:parent-style-name="Text_20_body" style:list-style-name="L3">
      <style:text-properties style:font-name="Liberation Serif" fo:font-weight="bold" officeooo:rsid="001dacbf" officeooo:paragraph-rsid="001dacbf" style:font-weight-asian="bold" style:font-weight-complex="bold"/>
    </style:style>
    <style:style style:name="P156" style:family="paragraph" style:parent-style-name="Text_20_body" style:list-style-name="L5">
      <style:text-properties style:font-name="Liberation Serif" fo:font-weight="bold" officeooo:rsid="001ebca4" officeooo:paragraph-rsid="001ebca4" style:font-weight-asian="bold" style:font-weight-complex="bold"/>
    </style:style>
    <style:style style:name="P157" style:family="paragraph" style:parent-style-name="Text_20_body" style:list-style-name="L7">
      <style:text-properties style:font-name="Liberation Serif" fo:font-weight="bold" officeooo:rsid="00282cb6" officeooo:paragraph-rsid="00282cb6" style:font-weight-asian="bold" style:font-weight-complex="bold"/>
    </style:style>
    <style:style style:name="P158" style:family="paragraph" style:parent-style-name="Text_20_body" style:list-style-name="L12">
      <style:text-properties style:font-name="Liberation Serif" fo:font-weight="bold" officeooo:rsid="00293713" officeooo:paragraph-rsid="00293713" style:font-weight-asian="bold" style:font-weight-complex="bold"/>
    </style:style>
    <style:style style:name="P159" style:family="paragraph" style:parent-style-name="Text_20_body" style:list-style-name="L13">
      <style:text-properties style:font-name="Liberation Serif" fo:font-weight="bold" officeooo:rsid="002a0d46" officeooo:paragraph-rsid="002a0d46" style:font-weight-asian="bold" style:font-weight-complex="bold"/>
    </style:style>
    <style:style style:name="P160" style:family="paragraph" style:parent-style-name="Text_20_body" style:list-style-name="L15">
      <style:text-properties style:font-name="Liberation Serif" fo:font-weight="bold" officeooo:rsid="003069db" officeooo:paragraph-rsid="003069db" style:font-weight-asian="bold" style:font-weight-complex="bold"/>
    </style:style>
    <style:style style:name="P161" style:family="paragraph" style:parent-style-name="Text_20_body" style:list-style-name="L34">
      <style:text-properties style:font-name="Liberation Serif" fo:font-weight="bold" officeooo:rsid="00407e54" officeooo:paragraph-rsid="00407e54" style:font-weight-asian="bold" style:font-weight-complex="bold"/>
    </style:style>
    <style:style style:name="P162" style:family="paragraph" style:parent-style-name="Text_20_body">
      <style:text-properties style:font-name="Liberation Serif" fo:font-weight="bold" officeooo:rsid="00459858" officeooo:paragraph-rsid="00459858" style:font-weight-asian="bold" style:font-weight-complex="bold"/>
    </style:style>
    <style:style style:name="P163" style:family="paragraph" style:parent-style-name="Text_20_body" style:list-style-name="L32">
      <style:text-properties style:font-name="Liberation Serif" officeooo:paragraph-rsid="00376f6e"/>
    </style:style>
    <style:style style:name="P164" style:family="paragraph" style:parent-style-name="Text_20_body" style:list-style-name="L33">
      <style:text-properties style:font-name="Liberation Serif" officeooo:paragraph-rsid="003a958f"/>
    </style:style>
    <style:style style:name="P165" style:family="paragraph" style:parent-style-name="Text_20_body" style:list-style-name="L2">
      <style:text-properties fo:font-weight="normal" officeooo:rsid="001ba890" officeooo:paragraph-rsid="001ba890" style:font-weight-asian="normal" style:font-weight-complex="normal"/>
    </style:style>
    <style:style style:name="P166" style:family="paragraph" style:parent-style-name="Text_20_body" style:list-style-name="L14">
      <style:text-properties fo:font-weight="normal" officeooo:rsid="002d2b5c" officeooo:paragraph-rsid="002d2b5c" style:font-weight-asian="normal" style:font-weight-complex="normal"/>
    </style:style>
    <style:style style:name="P167" style:family="paragraph" style:parent-style-name="Text_20_body" style:list-style-name="L29">
      <style:text-properties fo:font-weight="normal" officeooo:rsid="0037104a" officeooo:paragraph-rsid="0037104a" style:font-weight-asian="normal" style:font-weight-complex="normal"/>
    </style:style>
    <style:style style:name="P168" style:family="paragraph" style:parent-style-name="Text_20_body" style:list-style-name="L30">
      <style:text-properties fo:font-weight="normal" officeooo:rsid="0037104a" officeooo:paragraph-rsid="0037104a" style:font-weight-asian="normal" style:font-weight-complex="normal"/>
    </style:style>
    <style:style style:name="P169" style:family="paragraph" style:parent-style-name="Text_20_body" style:list-style-name="L31">
      <style:text-properties fo:font-weight="normal" officeooo:rsid="0037104a" officeooo:paragraph-rsid="0037104a" style:font-weight-asian="normal" style:font-weight-complex="normal"/>
    </style:style>
    <style:style style:name="P170" style:family="paragraph" style:parent-style-name="Text_20_body" style:list-style-name="L36">
      <style:text-properties fo:font-weight="normal" officeooo:rsid="00421372" officeooo:paragraph-rsid="00421372" style:font-weight-asian="normal" style:font-weight-complex="normal"/>
    </style:style>
    <style:style style:name="P171" style:family="paragraph" style:parent-style-name="Text_20_body" style:list-style-name="L3">
      <style:text-properties style:font-name="Courier New" fo:font-weight="normal" officeooo:rsid="001dacbf" officeooo:paragraph-rsid="001dacbf" style:font-weight-asian="normal" style:font-weight-complex="normal"/>
    </style:style>
    <style:style style:name="P172" style:family="paragraph" style:parent-style-name="Text_20_body" style:list-style-name="L5">
      <style:text-properties style:font-name="Courier New" fo:font-weight="normal" officeooo:rsid="001ebca4" officeooo:paragraph-rsid="001ebca4" style:font-weight-asian="normal" style:font-weight-complex="normal"/>
    </style:style>
    <style:style style:name="P173" style:family="paragraph" style:parent-style-name="Text_20_body" style:list-style-name="L7">
      <style:text-properties style:font-name="Courier New" fo:font-weight="normal" officeooo:rsid="00282cb6" officeooo:paragraph-rsid="00282cb6" style:font-weight-asian="normal" style:font-weight-complex="normal"/>
    </style:style>
    <style:style style:name="P174" style:family="paragraph" style:parent-style-name="Text_20_body" style:list-style-name="L12">
      <style:text-properties style:font-name="Courier New" fo:font-weight="normal" officeooo:rsid="00293713" officeooo:paragraph-rsid="00293713" style:font-weight-asian="normal" style:font-weight-complex="normal"/>
    </style:style>
    <style:style style:name="P175" style:family="paragraph" style:parent-style-name="Text_20_body" style:list-style-name="L13">
      <style:text-properties style:font-name="Courier New" fo:font-weight="normal" officeooo:rsid="002a0d46" officeooo:paragraph-rsid="002a0d46" style:font-weight-asian="normal" style:font-weight-complex="normal"/>
    </style:style>
    <style:style style:name="P176" style:family="paragraph" style:parent-style-name="Text_20_body" style:list-style-name="L14">
      <style:text-properties style:font-name="Courier New" fo:font-weight="normal" officeooo:rsid="002d2b5c" officeooo:paragraph-rsid="002d2b5c" style:font-weight-asian="normal" style:font-weight-complex="normal"/>
    </style:style>
    <style:style style:name="P177" style:family="paragraph" style:parent-style-name="Text_20_body" style:list-style-name="L8">
      <style:text-properties style:font-name="Courier New" officeooo:paragraph-rsid="0023e42a"/>
    </style:style>
    <style:style style:name="P178" style:family="paragraph" style:parent-style-name="Text_20_body" style:list-style-name="L9">
      <style:text-properties style:font-name="Courier New" officeooo:paragraph-rsid="0023e42a"/>
    </style:style>
    <style:style style:name="P179" style:family="paragraph" style:parent-style-name="Text_20_body" style:list-style-name="L11">
      <style:text-properties style:font-name="Courier New" officeooo:paragraph-rsid="0023e42a"/>
    </style:style>
    <style:style style:name="P180" style:family="paragraph" style:parent-style-name="Text_20_body" style:list-style-name="L4">
      <style:text-properties officeooo:paragraph-rsid="001ebca4"/>
    </style:style>
    <style:style style:name="P181" style:family="paragraph" style:parent-style-name="Text_20_body" style:list-style-name="L6">
      <style:text-properties officeooo:paragraph-rsid="0026661b"/>
    </style:style>
    <style:style style:name="P182" style:family="paragraph" style:parent-style-name="Text_20_body" style:list-style-name="L6">
      <style:text-properties officeooo:paragraph-rsid="00264291"/>
    </style:style>
    <style:style style:name="P183" style:family="paragraph" style:parent-style-name="Text_20_body" style:list-style-name="L8">
      <style:text-properties officeooo:paragraph-rsid="0023e42a"/>
    </style:style>
    <style:style style:name="P184" style:family="paragraph" style:parent-style-name="Text_20_body" style:list-style-name="L9">
      <style:text-properties officeooo:paragraph-rsid="0023e42a"/>
    </style:style>
    <style:style style:name="P185" style:family="paragraph" style:parent-style-name="Text_20_body" style:list-style-name="L10">
      <style:text-properties officeooo:paragraph-rsid="0022b39d"/>
    </style:style>
    <style:style style:name="P186" style:family="paragraph" style:parent-style-name="Text_20_body" style:list-style-name="L11">
      <style:text-properties officeooo:paragraph-rsid="0023e42a"/>
    </style:style>
    <style:style style:name="P187" style:family="paragraph" style:parent-style-name="Text_20_body" style:list-style-name="L13">
      <style:text-properties fo:font-weight="bold" officeooo:rsid="002a0d46" officeooo:paragraph-rsid="002a0d46" style:font-weight-asian="bold" style:font-weight-complex="bold"/>
    </style:style>
    <style:style style:name="P188" style:family="paragraph" style:parent-style-name="Text_20_body" style:list-style-name="L14">
      <style:text-properties fo:font-weight="bold" officeooo:rsid="002d2b5c" officeooo:paragraph-rsid="002d2b5c" style:font-weight-asian="bold" style:font-weight-complex="bold"/>
    </style:style>
    <style:style style:name="P189" style:family="paragraph" style:parent-style-name="Text_20_body">
      <style:text-properties style:font-name="Courier New" fo:font-weight="normal" officeooo:rsid="00459858" officeooo:paragraph-rsid="00459858" style:font-weight-asian="normal" style:font-weight-complex="normal"/>
    </style:style>
    <style:style style:name="P190" style:family="paragraph" style:parent-style-name="Text_20_body">
      <style:text-properties style:font-name="Courier New" fo:font-weight="normal" officeooo:rsid="00469b5b" officeooo:paragraph-rsid="00469b5b" style:font-weight-asian="normal" style:font-weight-complex="normal"/>
    </style:style>
    <style:style style:name="P191" style:family="paragraph" style:parent-style-name="Text_20_body">
      <style:text-properties style:font-name="Liberation Serif" fo:font-weight="normal" officeooo:rsid="00459858" officeooo:paragraph-rsid="00459858" style:font-weight-asian="normal" style:font-weight-complex="normal"/>
    </style:style>
    <style:style style:name="P192" style:family="paragraph" style:parent-style-name="Text_20_body" style:list-style-name="L40">
      <style:text-properties style:font-name="Liberation Serif" fo:font-weight="normal" officeooo:rsid="00459858" officeooo:paragraph-rsid="00459858" style:font-weight-asian="normal" style:font-weight-complex="normal"/>
    </style:style>
    <style:style style:name="P193" style:family="paragraph" style:parent-style-name="Text_20_body" style:list-style-name="L42">
      <style:text-properties style:font-name="Liberation Serif" fo:font-weight="normal" officeooo:rsid="00459858" officeooo:paragraph-rsid="00459858" style:font-weight-asian="normal" style:font-weight-complex="normal"/>
    </style:style>
    <style:style style:name="P194" style:family="paragraph" style:parent-style-name="Text_20_body">
      <style:text-properties style:font-name="Liberation Serif" fo:font-weight="normal" officeooo:rsid="00469b5b" officeooo:paragraph-rsid="00469b5b" style:font-weight-asian="normal" style:font-weight-complex="normal"/>
    </style:style>
    <style:style style:name="P195" style:family="paragraph" style:parent-style-name="Text_20_body" style:list-style-name="L43">
      <style:text-properties style:font-name="Liberation Serif" fo:font-weight="normal" officeooo:rsid="00469b5b" officeooo:paragraph-rsid="00469b5b" style:font-weight-asian="normal" style:font-weight-complex="normal"/>
    </style:style>
    <style:style style:name="P196" style:family="paragraph" style:parent-style-name="Text_20_body" style:list-style-name="L44">
      <style:text-properties style:font-name="Liberation Serif" fo:font-weight="normal" officeooo:rsid="00469b5b" officeooo:paragraph-rsid="00469b5b" style:font-weight-asian="normal" style:font-weight-complex="normal"/>
    </style:style>
    <style:style style:name="P197" style:family="paragraph" style:parent-style-name="Text_20_body" style:list-style-name="L46">
      <style:text-properties style:font-name="Liberation Serif" fo:font-weight="normal" officeooo:rsid="00469b5b" officeooo:paragraph-rsid="00469b5b" style:font-weight-asian="normal" style:font-weight-complex="normal"/>
    </style:style>
    <style:style style:name="P198" style:family="paragraph" style:parent-style-name="Text_20_body">
      <style:text-properties style:font-name="Liberation Serif" fo:font-weight="bold" officeooo:rsid="00459858" officeooo:paragraph-rsid="00459858" style:font-weight-asian="bold" style:font-weight-complex="bold"/>
    </style:style>
    <style:style style:name="P199" style:family="paragraph" style:parent-style-name="Text_20_body">
      <style:text-properties style:font-name="Liberation Serif" fo:font-weight="bold" officeooo:rsid="00469b5b" officeooo:paragraph-rsid="00469b5b" style:font-weight-asian="bold" style:font-weight-complex="bold"/>
    </style:style>
    <style:style style:name="P200" style:family="paragraph" style:parent-style-name="Text_20_body" style:list-style-name="L41">
      <style:text-properties style:font-name="Liberation Serif" fo:font-weight="bold" officeooo:rsid="00469b5b" officeooo:paragraph-rsid="00469b5b"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dacbf" style:font-weight-asian="bold" style:font-weight-complex="bold"/>
    </style:style>
    <style:style style:name="T3" style:family="text">
      <style:text-properties fo:font-weight="bold" officeooo:rsid="001ebca4" style:font-weight-asian="bold" style:font-weight-complex="bold"/>
    </style:style>
    <style:style style:name="T4" style:family="text">
      <style:text-properties style:font-name="Courier New"/>
    </style:style>
    <style:style style:name="T5" style:family="text">
      <style:text-properties style:font-name="Courier New" fo:font-weight="normal" style:font-weight-asian="normal" style:font-weight-complex="normal"/>
    </style:style>
    <style:style style:name="T6" style:family="text">
      <style:text-properties style:font-name="Liberation Serif"/>
    </style:style>
    <style:style style:name="T7" style:family="text">
      <style:text-properties style:font-name="Liberation Serif" fo:font-weight="normal" style:font-weight-asian="normal" style:font-weight-complex="normal"/>
    </style:style>
    <style:style style:name="T8" style:family="text">
      <style:text-properties style:font-name="Liberation Serif" fo:font-weight="normal" officeooo:rsid="001ebca4" style:font-weight-asian="normal" style:font-weight-complex="normal"/>
    </style:style>
    <style:style style:name="T9" style:family="text">
      <style:text-properties style:font-name="Liberation Serif" fo:font-weight="normal" officeooo:rsid="00264291" style:font-weight-asian="normal" style:font-weight-complex="normal"/>
    </style:style>
    <style:style style:name="T10" style:family="text">
      <style:text-properties style:font-name="Liberation Serif" fo:font-weight="bold" officeooo:rsid="001ebca4" style:font-weight-asian="bold" style:font-weight-complex="bold"/>
    </style:style>
    <style:style style:name="T11" style:family="text">
      <style:text-properties style:font-name="Liberation Serif" fo:font-weight="bold" officeooo:rsid="00264291"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ebca4" style:font-weight-asian="normal" style:font-weight-complex="normal"/>
    </style:style>
    <style:style style:name="T14" style:family="text">
      <style:text-properties officeooo:rsid="0021255a"/>
    </style:style>
    <style:style style:name="T15" style:family="text">
      <style:text-properties officeooo:rsid="0023e42a"/>
    </style:style>
    <style:style style:name="T16" style:family="text">
      <style:text-properties officeooo:rsid="002af96e"/>
    </style:style>
    <style:style style:name="T17" style:family="text">
      <style:text-properties style:font-name="Courier New" fo:font-weight="normal" style:font-weight-asian="normal" style:font-weight-complex="normal"/>
    </style:style>
    <style:style style:name="T18" style:family="text">
      <style:text-properties style:font-name="Liberation Serif" fo:font-weight="normal" style:font-weight-asian="normal" style:font-weight-complex="normal"/>
    </style:style>
    <style:style style:name="T19" style:family="text">
      <style:text-properties style:font-name="Liberation Serif" fo:font-weight="bold"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rso de Python3</text:p>
      <text:h text:style-name="P98" text:outline-level="1">Mundo 01</text:h>
      <text:h text:style-name="P102" text:outline-level="2">Módulo 01 – Introdução ao Mundo da Programação</text:h>
      <text:h text:style-name="P114" text:outline-level="3">Aula 01 – Seja um Programador</text:h>
      <text:p text:style-name="P2">Tornar-se um programador é uma jornada repleta de desafios, mas também é uma decisão que pode ser incrivelmente recompensadora. Aqui estão algumas razões pelas quais você pode considerar entrar no mundo da programação:</text:p>
      <text:p text:style-name="P2"><text:span text:style-name="T1">Resolução de Problemas:</text:span> Programação é, essencialmente, a arte de resolver problemas. Se você gosta de quebra-cabeças e encontrar soluções criativas, a programação oferece inúmeras oportunidades para exercitar essa habilidade.</text:p>
      <text:p text:style-name="P2"><text:span text:style-name="T1">Criatividade e Inovação:</text:span> Programadores têm a capacidade única de criar algo do zero. Se você é uma pessoa criativa e gosta de ver suas ideias ganharem vida, a programação oferece um meio para a expressão dessa criatividade.</text:p>
      <text:p text:style-name="P2"><text:span text:style-name="T1">Ampla Gama de Aplicações:</text:span> A programação é uma habilidade versátil que pode ser aplicada em diversas áreas, desde desenvolvimento web e mobile até inteligência artificial, ciência de dados, automação, jogos e muito mais. Você pode escolher um caminho que se alinhe aos seus interesses específicos.</text:p>
      <text:p text:style-name="P2"><text:span text:style-name="T1">Demanda no Mercado de Trabalho:</text:span> A demanda por programadores continua a crescer em todo o mundo. Empresas de todos os setores buscam profissionais qualificados para desenvolver e manter suas aplicações e sistemas.</text:p>
      <text:p text:style-name="P2"><text:span text:style-name="T1">Flexibilidade e Mobilidade:</text:span> Como programador, você tem a flexibilidade de trabalhar em diversos ambientes. Pode trabalhar em escritórios, remotamente, como freelancer ou até mesmo criar seu próprio negócio.</text:p>
      <text:p text:style-name="P2"><text:span text:style-name="T1">Aprendizado Contínuo:</text:span> A tecnologia está sempre evoluindo, o que significa que há sempre algo novo para aprender. Se você gosta de estar em constante aprendizado e desfruta de desafios intelectuais, a programação oferece um ambiente propício para o aprendizado contínuo.</text:p>
      <text:p text:style-name="P2"><text:span text:style-name="T1">Comunidade Ativa:</text:span> A comunidade de desenvolvedores é vasta e acolhedora. Há uma cultura de compartilhamento de conhecimento e colaboração, o que facilita a obtenção de ajuda e o desenvolvimento de conexões profissionais.</text:p>
      <text:p text:style-name="P2"><text:span text:style-name="T1">Potencial Financeiro:</text:span> Programadores muitas vezes desfrutam de um bom potencial de ganhos. A demanda por habilidades técnicas valiosas muitas vezes se traduz em oportunidades bem remuneradas.</text:p>
      <text:p text:style-name="P2"><text:span text:style-name="T1">Automação e Eficiência:</text:span> A programação permite automatizar tarefas repetitivas e aumentar a eficiência em diversas áreas, o que pode resultar em um impacto positivo tanto no ambiente de trabalho quanto em projetos pessoais.</text:p>
      <text:p text:style-name="P2"><text:soft-page-break/>Em resumo, tornar-se um programador oferece não apenas oportunidades profissionais, mas também a chance de contribuir para a resolução de problemas, inovação e criação de soluções impactantes no mundo digital. Se você tem curiosidade e paixão pela tecnologia, a programação pode ser uma escolha gratificante.</text:p>
      <text:p text:style-name="P2"/>
      <text:h text:style-name="P102" text:outline-level="2">Módulo 02 – Primeiros passos com o Python</text:h>
      <text:h text:style-name="P114" text:outline-level="3">Aula 02 – Para que serve o Python?</text:h>
      <text:p text:style-name="P14">Python é uma linguagem de programação de alto nível, de propósito geral, criada por Guido van Rossum e lançada pela primeira vez em 1991. Aqui está um resumo da história do Python:</text:p>
      <text:p text:style-name="P14"><text:span text:style-name="T1">Origens:</text:span> O desenvolvimento do Python começou no final dos anos 1980. Guido van Rossum, um programador holandês, iniciou o projeto como um passatempo durante o Natal de 1989. Ele queria criar uma linguagem que fosse fácil de ler, intuitiva e eficiente.</text:p>
      <text:p text:style-name="P14"><text:span text:style-name="T1">Nome:</text:span> O nome "Python" foi inspirado pelo grupo de comédia britânico Monty Python, do qual Guido van Rossum era fã. A escolha do nome reflete o desejo de tornar a linguagem divertida e única.</text:p>
      <text:p text:style-name="P14"><text:span text:style-name="T1">Primeira Versão:</text:span> A primeira versão pública, Python 0.9<text:span text:style-name="T6">.</text:span>0, foi lançada em fevereiro de 1991. Desde então, Python passou por várias versões, com melhorias significativas e adições de recursos.</text:p>
      <text:p text:style-name="P14"><text:span text:style-name="T1">Philosophy of Python (Zen of Python):</text:span> Guido van Rossum formalizou os princípios orientadores da linguagem na chamada "The Zen of Python" (A Filosofia do Python). Este conjunto de princípios destaca a importância da legibilidade, simplicidade e versatilidade no design do Python. Para acessar o Zen of Python basta colocar no console <text:span text:style-name="T4">import this</text:span><text:span text:style-name="T6">.<text:line-break/>Aqui está os pricípios criados por Tim Petters:</text:span></text:p>
      <text:list text:style-name="L1">
        <text:list-item>
          <text:p text:style-name="P130">Bonito é melhor que feio.</text:p>
        </text:list-item>
        <text:list-item>
          <text:p text:style-name="P130">Explícito é melhor que implícito.</text:p>
        </text:list-item>
        <text:list-item>
          <text:p text:style-name="P130">Simples é melhor que complexo.</text:p>
        </text:list-item>
        <text:list-item>
          <text:p text:style-name="P130">Complexo é melhor que complicado.</text:p>
        </text:list-item>
      </text:list>
      <text:list text:style-name="L2">
        <text:list-item>
          <text:p text:style-name="P131">Linear é melhor que aninhado.</text:p>
        </text:list-item>
        <text:list-item>
          <text:p text:style-name="P131">Esparso é melhor que denso.</text:p>
        </text:list-item>
        <text:list-item>
          <text:p text:style-name="P131">Legibilidade conta.</text:p>
        </text:list-item>
        <text:list-item>
          <text:p text:style-name="P131">Casos especiais não são especiais o bastante para quebrar as regras.</text:p>
        </text:list-item>
        <text:list-item>
          <text:p text:style-name="P131">Ainda que praticidade vença a pureza.</text:p>
        </text:list-item>
        <text:list-item>
          <text:p text:style-name="P131">Erros nunca devem passar silenciosamente.</text:p>
        </text:list-item>
        <text:list-item>
          <text:p text:style-name="P131">A menos que sejam explicitamente silenciados.</text:p>
        </text:list-item>
        <text:list-item>
          <text:p text:style-name="P131">Diante da ambiguidade, recuse a tentação de adivinhar.</text:p>
        </text:list-item>
        <text:list-item>
          <text:p text:style-name="P131">Deveria haver um — e preferencialmente só um — modo óbvio para fazer algo.</text:p>
        </text:list-item>
        <text:list-item>
          <text:p text:style-name="P165"><text:soft-page-break/><text:span text:style-name="T6">Embora esse modo possa não ser óbvio a princípio, a menos que você seja holandês.</text:span></text:p>
        </text:list-item>
        <text:list-item>
          <text:p text:style-name="P131">Agora é melhor que nunca.</text:p>
        </text:list-item>
        <text:list-item>
          <text:p text:style-name="P131">Embora nunca frequentemente seja melhor que já.</text:p>
        </text:list-item>
        <text:list-item>
          <text:p text:style-name="P131">Se a implementação é difícil de explicar, é uma má ideia.</text:p>
        </text:list-item>
        <text:list-item>
          <text:p text:style-name="P131">Se a implementação é fácil de explicar, pode ser uma boa ideia.</text:p>
        </text:list-item>
        <text:list-item>
          <text:p text:style-name="P131">Namespaces são uma grande ideia — vamos ter mais dessas!</text:p>
        </text:list-item>
      </text:list>
      <text:p text:style-name="P14"><text:span text:style-name="T1">Comunidade Ativa:</text:span> O Python desenvolveu uma comunidade global ativa de desenvolvedores e entusiastas. A comunidade desempenhou um papel crucial no sucesso contínuo do Python, contribuindo com bibliotecas, frameworks e suporte técnico.</text:p>
      <text:p text:style-name="P14"><text:span text:style-name="T1">Popularidade:</text:span> Ao longo dos anos, Python tornou-se uma das linguagens de programação mais populares e é amplamente utilizado em várias áreas, como desenvolvimento web, ciência de dados, automação, inteligência artificial, entre outras.</text:p>
      <text:p text:style-name="P14"><text:span text:style-name="T1">Versões Principais:</text:span> As versões principais do Python incluem a série 2.x (encerrada em 2020) e a série 3.x, que é a versão atualmente recomendada para novos projetos.</text:p>
      <text:p text:style-name="P14"><text:span text:style-name="T1">PyPI (Python Package Index):</text:span> PyPI é o repositório oficial de pacotes do Python, onde os desenvolvedores podem compartilhar e distribuir seus projetos, facilitando a reutilização de código.</text:p>
      <text:p text:style-name="P14"><text:span text:style-name="T1">Futuro:</text:span> O desenvolvimento do Python continua, com novas versões sendo lançadas regularmente para melhorar a linguagem e abordar as necessidades em evolução da comunidade de desenvolvedores.</text:p>
      <text:p text:style-name="P14">O Python é conhecido por sua sintaxe clara, legibilidade e versatilidade, tornando-o uma escolha popular para uma variedade de aplicações.</text:p>
      <text:h text:style-name="Heading_20_3" text:outline-level="3">Aula 03 – Instalando o Python3 e o IDLE</text:h>
      <text:p text:style-name="P3">Como o Funciona o Python?</text:p>
      <text:p text:style-name="P15">Python é uma linguagem de programação de alto nível, interpretada e de propósito geral. Seu funcionamento pode ser dividido em alguns conceitos-chave:</text:p>
      <text:p text:style-name="P15"><text:span text:style-name="T1">Interpretação:</text:span> Python é uma linguagem interpretada, o que significa que o código-fonte é executado diretamente por um interpretador, em vez de ser compilado para código de máquina. Isso facilita o desenvolvimento e a execução do código, pois os desenvolvedores podem escrever e testar o código linha a linha.</text:p>
      <text:p text:style-name="P15"><text:span text:style-name="T1">Código Fonte e Bytecode:</text:span> Quando você escreve um programa em Python, você está criando código-fonte legível por humanos. Esse código-fonte é então compilado para um formato intermediário chamado bytecode. O bytecode é uma representação de baixo nível do código-fonte e é independente da plataforma. Esse processo é gerenciado pelo interpretador Python.</text:p>
      <text:p text:style-name="P15"><text:span text:style-name="T1">O Interpretador Python:</text:span> O interpretador Python é um programa que lê e executa o bytecode gerado a partir do código-fonte. Ele converte as instruções em bytecode em instruções compreensíveis pela máquina em tempo de execução. Existem implementações diferentes do interpretador Python, sendo a implementação padrão conhecida como CPython.</text:p>
      <text:p text:style-name="P15"><text:soft-page-break/><text:span text:style-name="T1">Gestão de Memória:</text:span> Python possui um sistema de gerenciamento de memória automático. Isso significa que os desenvolvedores não precisam se preocupar em alocar ou desalocar memória manualmente, pois o interpretador cuida disso para eles. O mecanismo de coleta de lixo do Python automaticamente libera a memória de objetos que não são mais referenciados.</text:p>
      <text:p text:style-name="P15"><text:span text:style-name="T1">Bibliotecas Padrão:</text:span> Python é conhecido por sua extensa biblioteca padrão, que fornece módulos e pacotes para realizar uma variedade de tarefas, desde operações básicas até funcionalidades avançadas. Isso simplifica o desenvolvimento, uma vez que os desenvolvedores podem aproveitar as bibliotecas existentes em vez de escrever código do zero.</text:p>
      <text:p text:style-name="P15"><text:span text:style-name="T1">Orientação a Objetos:</text:span> Python suporta programação orientada a objetos. Isso significa que os desenvolvedores podem criar e manipular objetos, que são instâncias de classes, para estruturar e organizar o código de maneira mais modular e reutilizável.</text:p>
      <text:p text:style-name="P15"><text:span text:style-name="T1">Multiplataforma:</text:span> Python é uma linguagem multiplataforma, o que significa que os programas escritos em Python podem ser executados em diferentes sistemas operacionais sem a necessidade de modificações significativas. Isso é possível devido à natureza independente de plataforma do bytecode gerado pelo interpretador Python.</text:p>
      <text:p text:style-name="P15">Em resumo, Python é uma linguagem poderosa e versátil que combina simplicidade com flexibilidade. Seu funcionamento é projetado para ser amigável para os desenvolvedores, proporcionando uma experiência de programação eficiente e eficaz.</text:p>
      <text:h text:style-name="Heading_20_3" text:outline-level="3">AULA 04 – Primeiros comandos em Python3</text:h>
      <text:p text:style-name="P21"><text:span text:style-name="T2">Primeiros comandos em Python:<text:line-break/></text:span><text:span text:style-name="T12">Ao iniciar sua jornada em Python, é essencial compreender os fundamentos, e uma das primeiras habilidades que você aprenderá é como exibir informações na tela. Para isso, utilizamos a função </text:span><text:span text:style-name="T3">print()</text:span><text:span text:style-name="T12">, que desempenha o papel crucial de apresentar dados no console. Vejamos um exemplo clássico: </text:span></text:p>
      <text:p text:style-name="P24">print(“Olá, Mundo!”)</text:p>
      <text:p text:style-name="P62">É importante observar que strings, que representam sequências de caracteres, são declaradas com o uso de aspas. No Python, você tem a flexibilidade de escolher entre aspas simples, duplas ou triplas. Seguem algumas diretrizes para o uso adequado dessas aspas: </text:p>
      <text:list text:style-name="L3">
        <text:list-item>
          <text:p text:style-name="P155">Aspas Simples:<text:span text:style-name="T12"> São mais recomendadas para identificar variáveis, identificadores ou atributos. Também costumam ser utilizadas em expressões regulares, chaves de dicionário e em SQL. Exemplo:</text:span></text:p>
          <text:p text:style-name="P171">animal = ‘gato’</text:p>
        </text:list-item>
        <text:list-item>
          <text:p text:style-name="P155">Aspas Duplas:<text:span text:style-name="T12"> São melhores utilizadas para representar texto, especialmente quando sabemos que existirão outras citações dentro da string. Exemplo:</text:span></text:p>
          <text:p text:style-name="P171">frase = “Ela disse: ‘Olá, Mundo!’”</text:p>
        </text:list-item>
        <text:list-item>
          <text:p text:style-name="P155">Aspas Triplas:<text:span text:style-name="T12"> São usadas para declarar strings com múltiplas linhas ou quando a string/texto possui tanto aspas simples como aspas duplas nas citações. Exemplo:</text:span></text:p>
          <text:p text:style-name="P171">texto = “””</text:p>
          <text:p text:style-name="P171">Essa é uma ‘string’ que abrange</text:p>
          <text:p text:style-name="P171"><text:soft-page-break/>Várias linhas e contém “aspas” simples e duplas.</text:p>
          <text:p text:style-name="P171">”””</text:p>
        </text:list-item>
      </text:list>
      <text:p text:style-name="P22"><text:span text:style-name="T7"/></text:p>
      <text:p text:style-name="P62">Para fazer cálculos ou trabalhar com números que não sejam uma string, não é utilizado aspas. Exemplo:</text:p>
      <text:p text:style-name="P22"><text:span text:style-name="T12">print(7 + 4)</text:span><text:span text:style-name="T7"><text:tab/></text:span><text:span text:style-name="T8">#</text:span><text:span text:style-name="T13"> 11</text:span></text:p>
      <text:p text:style-name="P22"><text:span text:style-name="T8"/></text:p>
      <text:p text:style-name="P62">Se utilizar aspas em cada número, o Python vai concatenar as strings. Exemplo:</text:p>
      <text:p text:style-name="P22"><text:span text:style-name="T12">print(‘7’ + ‘4’)<text:tab/></text:span><text:span text:style-name="T13"># 74</text:span></text:p>
      <text:p text:style-name="P48"><text:span text:style-name="T5"/></text:p>
      <text:p text:style-name="P63">Se quiser utilizar uma string e um número inteiro, é necessário usar vírgula. Exemplo:</text:p>
      <text:p text:style-name="P25">print(“Olá”, 5)<text:tab/># Olá 5</text:p>
      <text:p text:style-name="P48"><text:span text:style-name="T4"/></text:p>
      <text:p text:style-name="P48">Uso de variáveis:<text:line-break/><text:span text:style-name="T12">Variáveis em Python são usadas para armazenar dados ou valores que podem ser referenciados e manipulados ao longo do programa. Aqui estão alguns conceitos básicos sobre variáveis em Python:</text:span></text:p>
      <text:list text:style-name="L4">
        <text:list-item>
          <text:p text:style-name="P180"><text:span text:style-name="T10">Declaração de Variáveis: </text:span><text:span text:style-name="T8">Para criar uma variável em Python, você simplesmente atribui um valor a um nome de variável. Por exemplo:</text:span></text:p>
        </text:list-item>
      </text:list>
      <text:p text:style-name="P25"><text:tab/>idade = 25<text:line-break/><text:tab/>nome = ‘Alice’<text:line-break/><text:tab/>salario = 50000.50</text:p>
      <text:p text:style-name="P48"><text:span text:style-name="T5"><text:tab/></text:span><text:span text:style-name="T12">Neste exemplo, idade, nome e salario são os nomes das variáveis, e os valores 25, "Alice" e <text:tab/>50000.50 são atribuídos a essas variáveis, respectivamente.</text:span></text:p>
      <text:list text:style-name="L5">
        <text:list-item>
          <text:p text:style-name="P156">Tipagem Dinâmica:<text:span text:style-name="T12"> Python é uma linguagem de tipagem dinâmica, o que significa que você não precisa declarar explicitamente o tipo de uma variável ao criá-la. O tipo da variável é inferido pelo interpretador com base no valor atribuído a ela.</text:span></text:p>
          <text:p text:style-name="P172">x = 10 <text:s text:c="6"/># x é do tipo inteiro (int)<text:line-break/>y = "hello" <text:s/># y é do tipo string (str)</text:p>
        </text:list-item>
        <text:list-item>
          <text:p text:style-name="P156">Convenções de Nomenclatura:<text:span text:style-name="T12"> É uma boa prática seguir convenções de nomenclatura ao nomear variáveis em Python. Geralmente, usa-se letras minúsculas para nomes de variáveis e, se o nome for composto por várias palavras, usa-se underscores para separá-las (snake_case).</text:span></text:p>
          <text:p text:style-name="P172">preco_total = 100.50<text:line-break/>numero_itens = 5</text:p>
        </text:list-item>
        <text:list-item>
          <text:p text:style-name="P156">Operações com Variáveis: <text:span text:style-name="T12">Você pode realizar operações matemáticas e outras manipulações usando variáveis.</text:span></text:p>
          <text:p text:style-name="P172"><text:soft-page-break/>a = 10<text:line-break/>b = 5<text:line-break/>soma = a + b</text:p>
        </text:list-item>
        <text:list-item>
          <text:p text:style-name="P156">Input do Usuário:<text:span text:style-name="T12"> Você pode usar a função </text:span>input()<text:span text:style-name="T12"> para receber entrada do usuário e atribuir o valor a uma variável:</text:span></text:p>
          <text:p text:style-name="P172">nome = input("Digite seu nome: ")</text:p>
          <text:p text:style-name="P132">O valor digitado pelo usuário é tratado como uma string, então você pode precisar converter para o tipo desejado, se necessário.</text:p>
        </text:list-item>
      </text:list>
      <text:p text:style-name="P64"/>
      <text:p text:style-name="P49">Comentários em Python:<text:line-break/><text:span text:style-name="T12">Comentários em Python são linhas de texto que o interpretador do Python ignora quando executa o código1. Eles são utilizados para documentar o código e fornecer informações adicionais sobre o que cada parte do código está fazendo.</text:span></text:p>
      <text:p text:style-name="P67">Para fazer um comentário simples em Python, basta colocar uma hashtag ( #) antes do texto. Aqui está um exemplo:</text:p>
      <text:p text:style-name="P27"># isto é um comentário</text:p>
      <text:p text:style-name="P67">Tudo que aparecer após uma hashtag ( #) será ignorado, porém, você pode colocar código na mesma linha (desde que antes de iniciar o comentário) que esse será executado. Por exemplo:</text:p>
      <text:p text:style-name="P27">nome_site = "Covil Do Dev" <text:s/># Conteúdo do comentário</text:p>
      <text:p text:style-name="P67">Em Python, diferentemente de outras linguagens, não temos uma forma nativa para fazer comentários com mais de uma linha. Mas podemos atingir o mesmo efeito com múltiplas hashtags ( # ) ou com uma string de múltiplas linhas, colocando o conteúdo do comentário entre 3 aspas. Por exemplo:</text:p>
      <text:p text:style-name="P27"># Comentário</text:p>
      <text:p text:style-name="P27"># em</text:p>
      <text:p text:style-name="P27"># várias</text:p>
      <text:p text:style-name="P27"># linhas</text:p>
      <text:p text:style-name="P65">ou</text:p>
      <text:p text:style-name="P26">"""</text:p>
      <text:p text:style-name="P26">Comentário em várias linhas</text:p>
      <text:p text:style-name="P26">"""</text:p>
      <text:p text:style-name="P65">Lembre-se, os comentários são feitos para você e/ou outros programadores lerem e interpretarem o que está acontecendo naquele trecho, portanto não terão efeito na execução do seu código.</text:p>
      <text:p text:style-name="P65">A PEP 8, que é o Guia de Estilo para Python, oferece várias orientações sobre como escrever comentários:</text:p>
      <text:p text:style-name="P66">Frases completas e concisas: Os comentários devem ser sempre frases completas e concisas. É melhor não ter nenhum comentário do que um que seja difícil de entender ou impreciso.</text:p>
      <text:list text:style-name="L6">
        <text:list-item>
          <text:p text:style-name="P181"><text:soft-page-break/><text:span text:style-name="T11">Atualização regular:</text:span><text:span text:style-name="T9"> Os comentários devem ser atualizados regularmente para refletir as mudanças no seu código.</text:span></text:p>
        </text:list-item>
        <text:list-item>
          <text:p text:style-name="P182"><text:span text:style-name="T11">Evitar excesso de comentários:</text:span><text:span text:style-name="T9"> Muitos comentários podem distrair e reduzir a qualidade do código. Comentários não são necessários onde o propósito do código é óbvio.</text:span></text:p>
        </text:list-item>
        <text:list-item>
          <text:p text:style-name="P182"><text:span text:style-name="T11">Comentários em linha e em bloco:</text:span><text:span text:style-name="T9"> Em Python, uma linha é declarada como um comentário quando começa com o símbolo #. Há duas maneiras de declarar comentários de uma linha: comentários em linha e comentários em bloco.</text:span></text:p>
        </text:list-item>
        <text:list-item>
          <text:p text:style-name="P182"><text:span text:style-name="T11">Comprimento máximo de linhas:</text:span><text:span text:style-name="T9"> Uma linha deve ter no máximo 72 caracteres. Por esse motivo, muitas vezes o comentário deve ser algo sutil, apenas um fragmento de texto que fará toda a diferença na hora de entender o que está acontecendo naquele ponto.</text:span></text:p>
        </text:list-item>
        <text:list-item>
          <text:p text:style-name="P182"><text:span text:style-name="T11">Indentação:</text:span><text:span text:style-name="T9"> Cada linha deve começar com # e um espaço (a menos que o texto dentro do comentário seja indentado). Parágrafos dentro de um bloco devem ser separados por uma linha contendo uma única tralha #. O bloco inteiro deve ser separado por uma linha em branco no topo e embaixo. Comentários na mesma linha devem ser usados esporadicamente.</text:span></text:p>
        </text:list-item>
      </text:list>
      <text:p text:style-name="P65">Lembre-se, o propósito de um guia de estilo é manter a consistência. Consistência em relação a esse guia é importante. Consistência em relação a outros detalhes de um projeto é mais importante. Consistência em relação a um módulo ou função é ainda mais importante. Mais importante ainda: saiba quando ser inconsistente – algumas vezes, as regras deste guia simplesmente não se aplicam.</text:p>
      <text:p text:style-name="P65">Aqui estão alguns exemplos de comentários que seguem as diretrizes da PEP 8:</text:p>
      <text:list text:style-name="L7">
        <text:list-item>
          <text:p text:style-name="P157">Comentários em linha:</text:p>
          <text:p text:style-name="P173">x = 10 <text:s/># Define a variável x com o valor 10</text:p>
        </text:list-item>
        <text:list-item>
          <text:p text:style-name="P157">Comentários em bloco:</text:p>
          <text:p text:style-name="P173"># Este é um comentário em bloco</text:p>
          <text:p text:style-name="P173"># que se estende por várias linhas.</text:p>
        </text:list-item>
        <text:list-item>
          <text:p text:style-name="P157">Comentários de documentação (docstrings):</text:p>
          <text:p text:style-name="P173">def minha_funcao():</text:p>
          <text:p text:style-name="P173"><text:s text:c="4"/>"""</text:p>
          <text:p text:style-name="P173"><text:s text:c="4"/>Esta função faz algo incrível.</text:p>
          <text:p text:style-name="P173"><text:s text:c="4"/>"""</text:p>
          <text:p text:style-name="P173"><text:s text:c="4"/>pass</text:p>
        </text:list-item>
      </text:list>
      <text:h text:style-name="P115" text:outline-level="3" text:is-list-header="true"><text:soft-page-break/><text:line-break/><text:span text:style-name="T14">Aula 05 – Instalando o PyCharm e o QPython3</text:span></text:h>
      <text:h text:style-name="P103" text:outline-level="2">Módulo 03 – Tratando dados e fazendo contas</text:h>
      <text:h text:style-name="P116" text:outline-level="3">Aula 06 <text:s/>- Tipos Primitivos e Saída de Dados</text:h>
      <text:p text:style-name="P86">Em Python, assim como em muitas linguagens de programação, existem tipos primitivos básicos que são utilizados para representar dados simples. Os principais tipos primitivos em Python incluem:</text:p>
      <text:list text:style-name="L8">
        <text:list-item>
          <text:p text:style-name="P183"><text:span text:style-name="T1">Inteiros (int):</text:span> Representam números inteiros, positivos ou negativos, sem casas decimais. <text:span text:style-name="T15">Exemplo:</text:span></text:p>
          <text:p text:style-name="P177">x = 10</text:p>
        </text:list-item>
      </text:list>
      <text:list text:style-name="L9">
        <text:list-item>
          <text:p text:style-name="P184"><text:span text:style-name="T1">Números de Ponto Flutuante (float):</text:span> Representam números reais, ou seja, números com casas decimais. Exemplo:</text:p>
          <text:p text:style-name="P178">y = 3.14</text:p>
        </text:list-item>
      </text:list>
      <text:list text:style-name="L10">
        <text:list-item>
          <text:p text:style-name="P185"><text:span text:style-name="T1">Booleanos (bool): </text:span>Representam valores lógicos verdadeiros (True) ou falsos (False). São frequentemente utilizados em expressões condicionais. Exemplo:</text:p>
        </text:list-item>
      </text:list>
      <text:p text:style-name="P87"><text:tab/><text:span text:style-name="T4">is_python_fun = True</text:span></text:p>
      <text:list text:style-name="L11">
        <text:list-item>
          <text:p text:style-name="P186"><text:span text:style-name="T1">Strings (str): </text:span>Representam sequências de caracteres. Exemplo:</text:p>
          <text:p text:style-name="P179">mensagem = "Olá, mundo!"</text:p>
        </text:list-item>
        <text:list-item>
          <text:p text:style-name="P186"><text:span text:style-name="T1">NoneType (None): </text:span>Representa a ausência de valor ou a falta de um tipo específico. É frequentemente utilizado para inicializar variáveis sem atribuir um valor específico. Exemplo:</text:p>
          <text:p text:style-name="P179">vazio = None</text:p>
        </text:list-item>
      </text:list>
      <text:p text:style-name="P86">Esses tipos primitivos são fundamentais para a manipulação de dados em Python. Além disso, Python é uma linguagem de tipagem dinâmica, o que significa que o tipo de uma variável é determinado dinamicamente durante a execução do programa. Isso proporciona flexibilidade, mas é importante estar ciente dos tipos de dados ao realizar operações para evitar erros inesperados.</text:p>
      <text:p text:style-name="P4"/>
      <text:p text:style-name="P4">Função type():</text:p>
      <text:p text:style-name="P86">A função <text:span text:style-name="T1">type()</text:span> em Python é uma função embutida que retorna o tipo de um objeto. Ela é frequentemente utilizada para descobrir o tipo de uma variável ou valor. A sintaxe básica da função <text:span text:style-name="T1">type()</text:span> é a seguinte:</text:p>
      <text:p text:style-name="P39">type(objeto)</text:p>
      <text:p text:style-name="P79">Onde objeto é o valor ou variável cujo tipo você deseja conhecer. </text:p>
      <text:p text:style-name="P79"/>
      <text:p text:style-name="P50">Função com prefixo is...():</text:p>
      <text:p text:style-name="P50"><text:soft-page-break/><text:span text:style-name="T12">Em Python, várias funções com prefixo "is" são usadas para verificar características específicas de objetos ou valores. Essas funções retornam True se a condição for atendida e False caso contrário. Aqui estão algumas das funções comuns:</text:span></text:p>
      <text:list text:style-name="L12">
        <text:list-item>
          <text:p text:style-name="P158">isalnum():<text:span text:style-name="T12"> Verifica se todos os caracteres em uma string são alfanuméricos (letras ou números). Exemplo:</text:span></text:p>
          <text:p text:style-name="P174">texto = <text:s/>"abc123"<text:line-break/>resultado = texto.isalnum()<text:tab/># Retorna True</text:p>
        </text:list-item>
        <text:list-item>
          <text:p text:style-name="P158">isalpha():<text:span text:style-name="T12"> Verifica se todos os caracteres em uma string são alfabéticos. Exemplo:</text:span></text:p>
          <text:p text:style-name="P174">texto = "abc"<text:line-break/>resultado = texto.isalpha() <text:s/># Retorna True</text:p>
        </text:list-item>
        <text:list-item>
          <text:p text:style-name="P158">isascii():<text:span text:style-name="T12"> Verifica se todos os caracteres em uma string são ASCII (American Standard Code for Information Interchange). Exemplo:</text:span></text:p>
          <text:p text:style-name="P174">texto = "Hello"<text:line-break/>resultado = texto.isascii() <text:s/># Retorna True</text:p>
        </text:list-item>
        <text:list-item>
          <text:p text:style-name="P158">isdecimal():<text:span text:style-name="T12"> Verifica se todos os caracteres em uma string são decimais. Exemplo:</text:span></text:p>
          <text:p text:style-name="P174">texto = "123"<text:line-break/>resultado = texto.isdecimal() <text:s/># Retorna True</text:p>
        </text:list-item>
        <text:list-item>
          <text:p text:style-name="P158">isdigit():<text:span text:style-name="T12"> Verifica se todos os caracteres em uma string são dígitos. Exemplo:</text:span></text:p>
          <text:p text:style-name="P174">texto = "123"<text:line-break/>resultado = texto.isdigit() <text:s/># Retorna True</text:p>
        </text:list-item>
        <text:list-item>
          <text:p text:style-name="P158">isidentifier():<text:span text:style-name="T12"> Verifica se a string é um identificador válido (um nome de variável válido). Exemplo:</text:span></text:p>
          <text:p text:style-name="P174">identificador = "variavel1"<text:line-break/>resultado = identificador.isidentifier() <text:s/># Retorna True</text:p>
        </text:list-item>
        <text:list-item>
          <text:p text:style-name="P158">isnumeric():<text:span text:style-name="T12"> Verifica se todos os caracteres em uma string são numéricos. Exemplo:</text:span></text:p>
          <text:p text:style-name="P174">texto = "12345"<text:line-break/>resultado = texto.isnumeric() <text:s/># Retorna True</text:p>
        </text:list-item>
        <text:list-item>
          <text:p text:style-name="P158">isprintable()<text:span text:style-name="T12">: Verifica se todos os caracteres em uma string são imprimíveis. Exemplo:</text:span></text:p>
          <text:p text:style-name="P174">texto = "Hello\nWorld"<text:line-break/>resultado = texto.isprintable() <text:s/># Retorna False</text:p>
        </text:list-item>
        <text:list-item>
          <text:p text:style-name="P158">isspace():<text:span text:style-name="T12"> Verifica se todos os caracteres em uma string são espaços em branco. Exemplo:</text:span></text:p>
          <text:p text:style-name="P174">texto = " <text:s text:c="2"/>"<text:line-break/>resultado = texto.isspace() <text:s/># Retorna True</text:p>
        </text:list-item>
        <text:list-item>
          <text:p text:style-name="P158">istitle():<text:span text:style-name="T12"> Verifica se a string segue as regras de título (cada palavra começa com maiúscula). Exemplo:</text:span></text:p>
          <text:p text:style-name="P174">texto = "Python Programming"<text:line-break/>resultado = texto.istitle() <text:s/># Retorna True</text:p>
        </text:list-item>
        <text:list-item>
          <text:p text:style-name="P158"><text:soft-page-break/>isupper():<text:span text:style-name="T12"> Verifica se todos os caracteres alfabéticos em uma string são maiúsculos. Exemplo:</text:span></text:p>
          <text:p text:style-name="P174">texto = "ABC"<text:line-break/>resultado = texto.isupper() <text:s/># Retorna True</text:p>
        </text:list-item>
      </text:list>
      <text:h text:style-name="P117" text:outline-level="3">Aula 07 – Operadores Aritméticos</text:h>
      <text:p text:style-name="P5">Operações Aritméticas</text:p>
      <text:p text:style-name="P16">O Python suporta várias operações aritméticas para realizar cálculos numéricos. Aqui estão as operações aritméticas básicas em Python:</text:p>
      <text:list text:style-name="L13">
        <text:list-item>
          <text:p text:style-name="P187">Adição (+):<text:span text:style-name="T12"> Soma dois valores.</text:span></text:p>
          <text:p text:style-name="P175">resultado = 5 + 3<text:tab/># 8</text:p>
        </text:list-item>
        <text:list-item>
          <text:p text:style-name="P133"><text:span text:style-name="T1">Subtração (-):</text:span> Subtrai o valor do lado direito do valor do lado esquerdo.</text:p>
          <text:p text:style-name="P175">resultado = 10 - 4<text:tab/># 6</text:p>
        </text:list-item>
        <text:list-item>
          <text:p text:style-name="P133"><text:span text:style-name="T1">Multiplicação (*):</text:span> Multiplica dois valores.</text:p>
          <text:p text:style-name="P175">resultado = 3 * 4<text:tab/># 12</text:p>
        </text:list-item>
        <text:list-item>
          <text:p text:style-name="P133"><text:span text:style-name="T1">Divisão (/):</text:span> Divide o valor do lado esquerdo pelo valor do lado direito, resultando em um valor de ponto flutuante.</text:p>
          <text:p text:style-name="P175">resultado = 15 / 4 <text:s/># 3.75</text:p>
        </text:list-item>
        <text:list-item>
          <text:p text:style-name="P133"><text:span text:style-name="T1">Divisão inteira (//):</text:span> Divide o valor do lado esquerdo pelo valor do lado direito, resultando no quociente como um número inteiro.</text:p>
          <text:p text:style-name="P175">resultado = 15 // 4<text:tab/># 3</text:p>
        </text:list-item>
        <text:list-item>
          <text:p text:style-name="P133"><text:span text:style-name="T1">Módulo (%):</text:span> Retorna o resto da divisão do valor do lado esquerdo pelo valor do lado direito.</text:p>
          <text:p text:style-name="P175">resultado = 15 % 4<text:tab/># 3</text:p>
        </text:list-item>
        <text:list-item>
          <text:p text:style-name="P133"><text:span text:style-name="T1">Exponenciação (**):</text:span> Eleva o valor do lado esquerdo à potência do valor do lado direito.</text:p>
          <text:p text:style-name="P175"><text:span text:style-name="T16">r</text:span>esultado = 2 ** 3<text:tab/># 8</text:p>
        </text:list-item>
        <text:list-item>
          <text:p text:style-name="P133">A função <text:span text:style-name="T1">pow()</text:span> em Python é uma função incorporada que é utilizada para elevar um número a uma potência específica. A sintaxe básica da função <text:span text:style-name="T1">pow()</text:span> é:</text:p>
          <text:p text:style-name="P175">pow(base, expoente, módulo)</text:p>
          <text:list>
            <text:list-item>
              <text:p text:style-name="P159"><text:span text:style-name="T16">B</text:span>ase: <text:span text:style-name="T12">O número que será elevado à potência.</text:span></text:p>
            </text:list-item>
            <text:list-item>
              <text:p text:style-name="P159"><text:span text:style-name="T16">E</text:span>xpoente: <text:span text:style-name="T12">O expoente para o qual a base será elevada.</text:span></text:p>
            </text:list-item>
            <text:list-item>
              <text:p text:style-name="P159"><text:span text:style-name="T16">M</text:span>ódulo (opcional): <text:span text:style-name="T12">Um terceiro argumento opcional para calcular o resultado módulo um valor.</text:span></text:p>
            </text:list-item>
          </text:list>
          <text:p text:style-name="P159"><text:span text:style-name="T12">Exemplos de uso da função</text:span> pow():</text:p>
          <text:p text:style-name="P175"><text:soft-page-break/># Exemplo 1: Elevando 2 à potência de 3<text:line-break/>resultado = pow(2, 3)<text:line-break/>print(resultado)<text:tab/># <text:span text:style-name="T16">8</text:span></text:p>
          <text:p text:style-name="P175"/>
          <text:p text:style-name="P175"># Exemplo 2: Elevando 2 à potência de 3, módulo 5<text:line-break/>resultado_modulo = pow(2, 3, 5)<text:line-break/>print(resultado_modulo)<text:tab/># <text:span text:style-name="T16">3</text:span></text:p>
          <text:p text:style-name="P133">É importante notar que, em muitos casos, a notação de duplo asterisco (**) é mais comum para calcular potências em Python, especialmente para potências inteiras. Por exemplo, resultado = 2 ** 3 é equivalente a resultado = pow(2, 3). A função pow() oferece flexibilidade adicional quando um terceiro argumento (módulo) é necessário.</text:p>
        </text:list-item>
        <text:list-item>
          <text:p text:style-name="P134">Para realizar uma <text:span text:style-name="T1">raiz quadrada</text:span>, basta utilizar 0.5 como expoente, ou, se preferir, utilizar a função <text:span text:style-name="T1">sqrt() </text:span>da biblioteca <text:span text:style-name="T1">math</text:span>.</text:p>
        </text:list-item>
      </text:list>
      <text:p text:style-name="P68">Essas operações aritméticas podem ser usadas em combinação para realizar cálculos mais complexos. <text:span text:style-name="T1">Além disso, é importante considerar a ordem de precedência dos operadores (parênteses, exponenciação, multiplicação e divisão, adição e subtração)</text:span> ao escrever expressões aritméticas mais elaboradas.</text:p>
      <text:h text:style-name="P104" text:outline-level="2">Módulo 04 – Usando módulos do Python</text:h>
      <text:h text:style-name="P118" text:outline-level="3">Aula 08 – Utilizando Módulos</text:h>
      <text:p text:style-name="P6">O comando import:<text:line-break/><text:span text:style-name="T12">O comando </text:span>import<text:span text:style-name="T12"> no Python é utilizado para incorporar módulos em um programa Python. Módulos são arquivos contendo definições e instruções em Python. Essas definições podem ser funções, classes e variáveis. O </text:span>import <text:span text:style-name="T12">é uma parte fundamental da modularidade no Python, permitindo que você organize e reutilize o código de forma eficiente.</text:span></text:p>
      <text:list text:style-name="L14">
        <text:list-item>
          <text:p text:style-name="P188">Importação Simples:</text:p>
          <text:p text:style-name="P176">import module_name</text:p>
          <text:p text:style-name="P166">Isso importa todo o módulo <text:span text:style-name="T4">module_name</text:span>. Para usar funções ou variáveis desse módulo, você precisa prefixá-las com o nome do módulo, como <text:span text:style-name="T4">module_name.function_name()</text:span>.</text:p>
        </text:list-item>
        <text:list-item>
          <text:p text:style-name="P188">Renomeando ao Importar:</text:p>
          <text:p text:style-name="P176">import module_name as alias</text:p>
          <text:p text:style-name="P166">Isso importa o módulo, mas você pode usar um nome mais curto (um "alias") para referenciar o módulo.</text:p>
        </text:list-item>
        <text:list-item>
          <text:p text:style-name="P188">Importando Partes Específicas:</text:p>
          <text:p text:style-name="P176">from module_name import *</text:p>
          <text:p text:style-name="P166">Isso importa todas as funções, classes e variáveis do módulo diretamente. No entanto, isso não é recomendado, pois pode levar a conflitos de nomes.</text:p>
        </text:list-item>
      </text:list>
      <text:h text:style-name="P119" text:outline-level="3"><text:soft-page-break/>Aula 09 – Manipulando Texto</text:h>
      <text:p text:style-name="P7">Fatiamento:<text:line-break/><text:span text:style-name="T12">O fatiamento (slicing) em Python é uma maneira de extrair partes específicas de uma sequência, como uma cadeia de caracteres, uma lista ou uma tupla. No contexto de cadeias de caracteres, o fatiamento é frequentemente utilizado para extrair substrings.</text:span></text:p>
      <text:p text:style-name="P17">A sintaxe básica do fatiamento é:</text:p>
      <text:p text:style-name="P28">sequencia[inicio:fim:passo]</text:p>
      <text:list text:style-name="L15">
        <text:list-item>
          <text:p text:style-name="P160">inicio: <text:span text:style-name="T12">Índice onde o fatiamento começa (incluído).</text:span></text:p>
        </text:list-item>
        <text:list-item>
          <text:p text:style-name="P160">fim:<text:span text:style-name="T12"> Índice onde o fatiamento termina (excluído).</text:span></text:p>
        </text:list-item>
        <text:list-item>
          <text:p text:style-name="P160">passo:<text:span text:style-name="T12"> Passo ou intervalo entre os índices.</text:span></text:p>
        </text:list-item>
      </text:list>
      <text:p text:style-name="P69">Vamos ver alguns exemplos de fatiamento em cadeias de caracteres:</text:p>
      <text:p text:style-name="P28"># Exemplo de uma cadeia de caracteres</text:p>
      <text:p text:style-name="P28">cadeia = "Python é incrível!"</text:p>
      <text:p text:style-name="P28"/>
      <text:p text:style-name="P28"># Fatiamento para extrair uma parte da cadeia</text:p>
      <text:p text:style-name="P28">substring = cadeia[7:15] <text:s/># "é incrív"</text:p>
      <text:p text:style-name="P28"/>
      <text:p text:style-name="P28"># Fatiamento com passo para obter caracteres alternados</text:p>
      <text:p text:style-name="P28">caracteres_alternados = cadeia[::2] <text:s/># "Pto éicvl!"</text:p>
      <text:p text:style-name="P28"/>
      <text:p text:style-name="P28"># Fatiamento invertido para inverter a cadeia</text:p>
      <text:p text:style-name="P28">inverted_string = cadeia[::-1] <text:s/># "!levnírci é nohtyP"</text:p>
      <text:p text:style-name="P69">Lembre-se de que os índices em Python começam em 0, então o índice 7 refere-se ao oitavo caractere na cadeia.</text:p>
      <text:p text:style-name="P69">Algumas considerações adicionais sobre o fatiamento:</text:p>
      <text:list text:style-name="L16">
        <text:list-item>
          <text:p text:style-name="P135">Se <text:span text:style-name="T1">inicio</text:span> não for especificado, é assumido como 0.</text:p>
        </text:list-item>
        <text:list-item>
          <text:p text:style-name="P135">Se <text:span text:style-name="T1">fim</text:span> não for especificado, é assumido como o comprimento total da sequência.</text:p>
        </text:list-item>
        <text:list-item>
          <text:p text:style-name="P135">O <text:span text:style-name="T1">passo</text:span> pode ser negativo, o que inverte a ordem dos elementos.</text:p>
        </text:list-item>
      </text:list>
      <text:p text:style-name="P69">O fatiamento é uma ferramenta poderosa para manipular sequências em Python, permitindo a extração de partes específicas sem a necessidade de iteração explícita.</text:p>
      <text:p text:style-name="P69"/>
      <text:p text:style-name="P69"/>
      <text:p text:style-name="P51"/>
      <text:p text:style-name="P51"><text:soft-page-break/>Análise:</text:p>
      <text:p text:style-name="P51">len():</text:p>
      <text:p text:style-name="P69">A função <text:span text:style-name="T1">len()</text:span> em Python é usada para obter o comprimento (número de elementos) de uma sequência ou coleção de dados. A sequência pode ser uma cadeia de caracteres, uma lista, uma tupla, um conjunto ou até mesmo um dicionário (nesse caso, <text:span text:style-name="T1">len()</text:span> retorna o número de itens no dicionário, não o número de pares chave-valor).</text:p>
      <text:p text:style-name="P69">A sintaxe básica da função <text:span text:style-name="T1">len()</text:span> é:</text:p>
      <text:p text:style-name="P28">len(sequencia)</text:p>
      <text:p text:style-name="P69">A função <text:span text:style-name="T1">len()</text:span> é uma ferramenta útil para verificar o tamanho de uma sequência e é frequentemente usada em estruturas de controle, como loops, para iterar sobre todos os elementos de uma sequência.</text:p>
      <text:p text:style-name="P69"/>
      <text:p text:style-name="P51">count():</text:p>
      <text:p text:style-name="P69">A função <text:span text:style-name="T1">count()</text:span> em Python é um método disponível para objetos do tipo sequência, como cadeias de caracteres, listas e tuplas. Essa função é usada para contar o número de ocorrências de um determinado elemento dentro da sequência.</text:p>
      <text:p text:style-name="P69">A sintaxe básica do método <text:span text:style-name="T1">count()</text:span> é a seguinte:</text:p>
      <text:p text:style-name="P28">sequencia.count(elemento)</text:p>
      <text:list text:style-name="L17">
        <text:list-item>
          <text:p text:style-name="P136"><text:span text:style-name="T1">sequencia:</text:span> A sequência na qual você deseja contar as ocorrências do elemento.</text:p>
        </text:list-item>
        <text:list-item>
          <text:p text:style-name="P136"><text:span text:style-name="T1">elemento:</text:span> O elemento cujas ocorrências você deseja contar.</text:p>
        </text:list-item>
      </text:list>
      <text:p text:style-name="P69">Um exemplo com cadeia de caraceteres:</text:p>
      <text:p text:style-name="P28">texto = "python programming"</text:p>
      <text:p text:style-name="P28">ocorrencias_p = texto.count('p')</text:p>
      <text:p text:style-name="P28">print(ocorrencias_p) <text:s/># Saída: 2</text:p>
      <text:p text:style-name="P69">A função <text:span text:style-name="T1">count()</text:span> é uma maneira conveniente de determinar quantas vezes um elemento específico aparece em uma sequência. Ela pode ser útil em situações em que você precisa saber a frequência de um determinado valor em seus dados.</text:p>
      <text:p text:style-name="P69"/>
      <text:p text:style-name="P51">find():</text:p>
      <text:p text:style-name="P69">A função <text:span text:style-name="T1">find()</text:span> é um método de cadeias de caracteres (strings) em Python. Ela é utilizada para encontrar a posição (o índice) da primeira ocorrência de um substring dentro da cadeia de caracteres. Se a substring não for encontrada, o método retorna -1. <text:s/></text:p>
      <text:p text:style-name="P69">A sintaxe básica da função <text:span text:style-name="T1">find()</text:span> é a seguinte:</text:p>
      <text:p text:style-name="P28">cadeia.find(substring, inicio, fim)</text:p>
      <text:list text:style-name="L18">
        <text:list-item>
          <text:p text:style-name="P137"><text:span text:style-name="T1">cadeia:</text:span> A cadeia de caracteres na qual você deseja buscar a substring.</text:p>
        </text:list-item>
        <text:list-item>
          <text:p text:style-name="P137"><text:soft-page-break/><text:span text:style-name="T1">substring:</text:span> A substring que você está procurando.</text:p>
        </text:list-item>
        <text:list-item>
          <text:p text:style-name="P137"><text:span text:style-name="T1">inicio (opcional):</text:span> O índice inicial da busca na cadeia (por padrão, começa do início).</text:p>
        </text:list-item>
        <text:list-item>
          <text:p text:style-name="P137"><text:span text:style-name="T1">fim (opcional):</text:span> O índice final da busca na cadeia (por padrão, vai até o final).</text:p>
        </text:list-item>
      </text:list>
      <text:p text:style-name="P69">A função <text:span text:style-name="T1">find()</text:span> é útil quando você precisa determinar a posição de uma substring em uma cadeia de caracteres. <text:span text:style-name="T1">Se você precisar verificar se uma substring está presente em uma cadeia, você pode usar a expressão in.</text:span> Se precisar contar o número de ocorrências, a função <text:span text:style-name="T1">count()</text:span> seria mais apropriada.</text:p>
      <text:p text:style-name="P69"/>
      <text:p text:style-name="P52">Transformação:</text:p>
      <text:p text:style-name="P52">replace():</text:p>
      <text:p text:style-name="P70">A função <text:span text:style-name="T1">replace()</text:span> é um método de cadeias de caracteres (strings) em Python. Essa função é utilizada para substituir todas as ocorrências de uma substring por outra dentro de uma cadeia de caracteres.</text:p>
      <text:p text:style-name="P70">A sintaxe básica da função <text:span text:style-name="T1">replace()</text:span> é a seguinte:</text:p>
      <text:p text:style-name="P29">nova_cadeia = cadeia.replace(substring_original, nova_substring)</text:p>
      <text:list text:style-name="L19">
        <text:list-item>
          <text:p text:style-name="P138"><text:span text:style-name="T1">cadeia:</text:span> A cadeia de caracteres na qual você deseja fazer a substituição.</text:p>
        </text:list-item>
        <text:list-item>
          <text:p text:style-name="P138"><text:span text:style-name="T1">substring_original:</text:span> A substring que você deseja substituir.</text:p>
        </text:list-item>
        <text:list-item>
          <text:p text:style-name="P138"><text:span text:style-name="T1">nova_substring:</text:span> A nova substring que será colocada no lugar da substring original.</text:p>
        </text:list-item>
      </text:list>
      <text:p text:style-name="P70">É possível utilizar contagem limitada no <text:span text:style-name="T1">replace()</text:span>, basta utilizar a quantidade de vezes depois da <text:span text:style-name="T1">nova_substring.</text:span></text:p>
      <text:p text:style-name="P70">A função <text:span text:style-name="T1">replace()</text:span> é útil para modificar uma cadeia de caracteres, substituindo partes específicas por novos valores. É importante observar que, ao contrário de algumas outras linguagens, o método <text:span text:style-name="T1">replace()</text:span> não altera a cadeia de caracteres original; em vez disso, ele retorna uma nova cadeia com as substituições aplicadas.</text:p>
      <text:p text:style-name="P70"/>
      <text:p text:style-name="P52">upper():</text:p>
      <text:p text:style-name="P70">O método <text:span text:style-name="T1">upper()</text:span> é um método de cadeias de caracteres (strings) em Python. Esse método é utilizado para converter todos os caracteres alfabéticos de uma cadeia de caracteres para maiúsculas. Os caracteres que não são alfabéticos permanecem inalterados.</text:p>
      <text:p text:style-name="P70">A sintaxe básica do método <text:span text:style-name="T1">upper()</text:span> é a seguinte:</text:p>
      <text:p text:style-name="P29">nova_cadeia = cadeia.upper()</text:p>
      <text:list text:style-name="L20">
        <text:list-item>
          <text:p text:style-name="P139"><text:span text:style-name="T1">cadeia:</text:span> A cadeia de caracteres que você deseja converter para maiúsculas.</text:p>
        </text:list-item>
        <text:list-item>
          <text:p text:style-name="P139"><text:span text:style-name="T1">nova_cadeia:</text:span> A nova cadeia de caracteres convertida para maiúsculas.</text:p>
        </text:list-item>
      </text:list>
      <text:p text:style-name="P70">O método <text:span text:style-name="T1">upper()</text:span> é útil quando você precisa garantir que todas as letras em uma cadeia de caracteres estejam em maiúsculas, facilitando, por exemplo, comparações de cadeias de caracteres <text:soft-page-break/>sem diferenciar maiúsculas de minúsculas. Vale ressaltar que este método não altera a cadeia de caracteres original, mas retorna uma nova cadeia contendo os caracteres em maiúsculas.</text:p>
      <text:p text:style-name="P70"/>
      <text:p text:style-name="P52">lower():</text:p>
      <text:p text:style-name="P70">O método <text:span text:style-name="T1">lower()</text:span> é um método de cadeias de caracteres (strings) em Python. Esse método é utilizado para converter todos os caracteres alfabéticos de uma cadeia de caracteres para minúsculas. Os caracteres que não são alfabéticos permanecem inalterados.</text:p>
      <text:p text:style-name="P70">A sintaxe básica do método <text:span text:style-name="T1">lower()</text:span> é a seguinte:</text:p>
      <text:p text:style-name="P29">nova_cadeia = cadeia.lower()</text:p>
      <text:list text:style-name="L21">
        <text:list-item>
          <text:p text:style-name="P140"><text:span text:style-name="T1">cadeia:</text:span> A cadeia de caracteres que você deseja converter para minúsculas.</text:p>
        </text:list-item>
        <text:list-item>
          <text:p text:style-name="P140"><text:span text:style-name="T1">nova_cadeia:</text:span> A nova cadeia de caracteres convertida para minúsculas.</text:p>
        </text:list-item>
      </text:list>
      <text:p text:style-name="P70">O método <text:span text:style-name="T1">lower()</text:span> é útil quando você precisa garantir que todas as letras em uma cadeia de caracteres estejam em minúsculas, facilitando, por exemplo, comparações de cadeias de caracteres sem diferenciar maiúsculas de minúsculas. Assim como o método <text:span text:style-name="T1">upper()</text:span>, o <text:span text:style-name="T1">lower()</text:span> não altera a cadeia de caracteres original, mas retorna uma nova cadeia contendo os caracteres em minúsculas.</text:p>
      <text:p text:style-name="P70"/>
      <text:p text:style-name="P52">capitalize():</text:p>
      <text:p text:style-name="P70">O método <text:span text:style-name="T1">capitalize()</text:span> é um método de cadeias de caracteres (strings) em Python. Este método é usado para transformar a primeira letra de uma cadeia de caracteres em maiúscula e as letras restantes em minúsculas.</text:p>
      <text:p text:style-name="P70">A sintaxe básica do método <text:span text:style-name="T1">capitalize()</text:span> é a seguinte:</text:p>
      <text:p text:style-name="P29">nova_cadeia = cadeia.capitalize()</text:p>
      <text:list text:style-name="L22">
        <text:list-item>
          <text:p text:style-name="P141"><text:span text:style-name="T1">cadeia:</text:span> A cadeia de caracteres na qual você deseja aplicar a capitalização.</text:p>
        </text:list-item>
        <text:list-item>
          <text:p text:style-name="P141"><text:span text:style-name="T1">nova_cadeia:</text:span> A nova cadeia de caracteres com a primeira letra em maiúscula.</text:p>
        </text:list-item>
      </text:list>
      <text:p text:style-name="P70">O método <text:span text:style-name="T1">capitalize()</text:span> é útil quando você deseja garantir que a primeira letra de uma palavra ou frase esteja em maiúscula, independentemente do restante da cadeia de caracteres. Vale destacar que este método não altera a cadeia de caracteres original, mas retorna uma nova cadeia contendo a primeira letra em maiúscula e as restantes em minúsculas.</text:p>
      <text:p text:style-name="P70"/>
      <text:p text:style-name="P52">title():</text:p>
      <text:p text:style-name="P70">O método <text:span text:style-name="T1">title()</text:span> é um método de cadeias de caracteres (strings) em Python. Esse método é utilizado para converter a primeira letra de cada palavra em maiúscula e as letras restantes em minúsculas.</text:p>
      <text:p text:style-name="P70">A sintaxe básica do método <text:span text:style-name="T1">title()</text:span> é a seguinte:</text:p>
      <text:p text:style-name="P29">nova_cadeia = cadeia.title()</text:p>
      <text:list text:style-name="L23">
        <text:list-item>
          <text:p text:style-name="P142"><text:span text:style-name="T1">cadeia:</text:span> A cadeia de caracteres na qual você deseja aplicar a formatação de título.</text:p>
        </text:list-item>
        <text:list-item>
          <text:p text:style-name="P142"><text:soft-page-break/><text:span text:style-name="T1">nova_cadeia:</text:span> A nova cadeia de caracteres com a primeira letra de cada palavra em maiúscula e as letras restantes em minúsculas.</text:p>
        </text:list-item>
      </text:list>
      <text:p text:style-name="P70">O método <text:span text:style-name="T1">title()</text:span> é útil quando você deseja formatar uma cadeia de caracteres como um título, com a primeira letra de cada palavra em maiúscula. Assim como outros métodos de cadeias de caracteres, o <text:span text:style-name="T1">title()</text:span> não altera a cadeia de caracteres original, mas retorna uma nova cadeia com a formatação desejada.</text:p>
      <text:p text:style-name="P70"/>
      <text:p text:style-name="P53">strip():</text:p>
      <text:p text:style-name="P71">A função <text:span text:style-name="T1">strip()</text:span> é um método de cadeias de caracteres (strings) em Python que é utilizado para remover espaços em branco (como espaços, tabulações e quebras de linha) do início e do final de uma cadeia de caracteres. Ela não afeta os espaços em branco no meio da cadeia de caracteres.</text:p>
      <text:p text:style-name="P71">A sintaxe básica do método <text:span text:style-name="T1">strip()</text:span> é a seguinte:</text:p>
      <text:p text:style-name="P30">nova_cadeia = cadeia.strip()</text:p>
      <text:list text:style-name="L24">
        <text:list-item>
          <text:p text:style-name="P143"><text:span text:style-name="T1">cadeia:</text:span> A cadeia de caracteres da qual você deseja remover espaços em branco.</text:p>
        </text:list-item>
        <text:list-item>
          <text:p text:style-name="P143"><text:span text:style-name="T1">nova_cadeia:</text:span> A nova cadeia de caracteres resultante após a remoção dos espaços em branco no início e no final.</text:p>
        </text:list-item>
      </text:list>
      <text:p text:style-name="P71">O método <text:span text:style-name="T1">strip()</text:span> é útil quando você precisa limpar uma cadeia de caracteres de espaços em brancos desnecessários que podem ter sido introduzidos acidentalmente. Vale ressaltar que este método não altera a cadeia de caracteres original, mas retorna uma nova cadeia com os espaços em branco removidos. <text:span text:style-name="T1">Se você quiser remover espaços apenas do início (lstrip()) ou do final (rstrip()), existem métodos específicos para essas operações.</text:span></text:p>
      <text:p text:style-name="P71"><text:span text:style-name="T1"/></text:p>
      <text:p text:style-name="P53">Divisão:</text:p>
      <text:p text:style-name="P53">split():</text:p>
      <text:p text:style-name="P71">A função <text:span text:style-name="T1">split()</text:span> é um método de cadeias de caracteres (strings) em Python que é utilizado para dividir uma cadeia em substrings com base em um delimitador específico. O resultado é uma lista contendo as substrings resultantes.</text:p>
      <text:p text:style-name="P71">A sintaxe básica do método <text:span text:style-name="T1">split()</text:span> é a seguinte:</text:p>
      <text:p text:style-name="P30">lista_substrings = cadeia.split(delimitador, maxsplit)</text:p>
      <text:list text:style-name="L25">
        <text:list-item>
          <text:p text:style-name="P144"><text:span text:style-name="T1">cadeia:</text:span> A cadeia de caracteres que você deseja dividir.</text:p>
        </text:list-item>
        <text:list-item>
          <text:p text:style-name="P144"><text:span text:style-name="T1">delimitador (opcional):</text:span> O caractere ou sequência de caracteres que servirá como delimitador para a divisão. Se não for especificado, o espaço em branco é considerado como delimitador.</text:p>
        </text:list-item>
        <text:list-item>
          <text:p text:style-name="P144"><text:span text:style-name="T1">maxsplit (opcional):</text:span> O número máximo de divisões a serem realizadas. Se não for especificado, não há limite para o número de divisões.</text:p>
        </text:list-item>
      </text:list>
      <text:p text:style-name="P71">O método <text:span text:style-name="T1">split()</text:span> é útil para transformar uma cadeia de caracteres em uma lista de substrings, o que pode ser especialmente útil ao lidar com dados estruturados, como datas ou frases. Vale destacar que <text:soft-page-break/>este método não altera a cadeia de caracteres original, mas retorna uma lista com as substrings resultantes.</text:p>
      <text:p text:style-name="P71"/>
      <text:p text:style-name="P53">join():</text:p>
      <text:p text:style-name="P71">O método <text:span text:style-name="T1">join()</text:span> é um método de cadeias de caracteres (strings) em Python, mas ele é chamado em uma string que servirá como "conector" entre os elementos de uma sequência (geralmente uma lista ou tupla). Esse método concatena os elementos da sequência, utilizando a string chamadora como separador.</text:p>
      <text:p text:style-name="P71">A sintaxe básica do método <text:span text:style-name="T1">join()</text:span> é a seguinte:</text:p>
      <text:p text:style-name="P30">nova_cadeia = conector.join(sequencia)</text:p>
      <text:list text:style-name="L26">
        <text:list-item>
          <text:p text:style-name="P145"><text:span text:style-name="T1">conector:</text:span> A cadeia de caracteres que será utilizada como separador entre os elementos da sequência.</text:p>
        </text:list-item>
        <text:list-item>
          <text:p text:style-name="P145"><text:span text:style-name="T1">sequencia:</text:span> A sequência de elementos que você deseja concatenar.</text:p>
        </text:list-item>
      </text:list>
      <text:p text:style-name="P71">O método <text:span text:style-name="T1">join()</text:span> é frequentemente usado para construir strings mais complexas a partir de listas ou tuplas de elementos. Vale notar que ele é chamado na string que será utilizada como separador, e a sequência que você quer unir é passada como argumento. Este método não altera a sequência original, mas retorna uma nova sequência resultante da concatenação.</text:p>
      <text:h text:style-name="P105" text:outline-level="2">Módulo 05 – Condições em Python (if..else)</text:h>
      <text:h text:style-name="P120" text:outline-level="3">Aula 10 – Condições (Parte 1)</text:h>
      <text:p text:style-name="P88">As estruturas condicionais no Python permitem que você controle o fluxo do programa com base em condições. A estrutura condicional simples é representada pela instrução <text:span text:style-name="T1">if</text:span>. Aqui está uma explicação básica sobre como ela funciona:</text:p>
      <text:p text:style-name="P88">Estrutura Básica:</text:p>
      <text:p text:style-name="P40">if condição:</text:p>
      <text:p text:style-name="P40"><text:s text:c="4"/># Bloco de código a ser executado se a condição for verdadeira</text:p>
      <text:p text:style-name="P40"><text:s text:c="4"/># Esse bloco é indentado (geralmente com quatro espaços) para indicar que está dentro da estrutura condicional</text:p>
      <text:p text:style-name="P40"><text:s text:c="4"/># Outras instruções relacionadas a essa condição também devem estar indentadas da mesma forma</text:p>
      <text:p text:style-name="P54">Exemplo:</text:p>
      <text:p text:style-name="P31">idade = 18</text:p>
      <text:p text:style-name="P31"/>
      <text:p text:style-name="P31">if idade &gt;= 18:</text:p>
      <text:p text:style-name="P31"><text:s text:c="4"/>print("Você é maior de idade.")</text:p>
      <text:p text:style-name="P72"><text:soft-page-break/>Neste exemplo, a condição <text:span text:style-name="T1">idade &gt;= 18</text:span> é avaliada como verdadeira, e o bloco de código dentro do <text:span text:style-name="T1">if</text:span> é executado, resultando na impressão da mensagem "Você é maior de idade."</text:p>
      <text:p text:style-name="P54"/>
      <text:p text:style-name="P54">Estrutura Condicional Simples vs. Composta:</text:p>
      <text:p text:style-name="P54">Estrutura Simples (if):</text:p>
      <text:list text:style-name="L27">
        <text:list-item>
          <text:p text:style-name="P146">Executa um bloco de código apenas se a condição for verdadeira.</text:p>
        </text:list-item>
        <text:list-item>
          <text:p text:style-name="P146">Não tem um bloco de código associado a ser executado se a condição for falsa.</text:p>
        </text:list-item>
      </text:list>
      <text:p text:style-name="P31">if condição:</text:p>
      <text:p text:style-name="P31"><text:s text:c="4"/># Bloco de código a ser executado se a condição for verdadeira</text:p>
      <text:p text:style-name="P54"/>
      <text:p text:style-name="P54">Estrutura Composta (if-else):</text:p>
      <text:list text:style-name="L28">
        <text:list-item>
          <text:p text:style-name="P147">Permite executar um bloco de código se a condição for verdadeira e outro bloco se a condição for falsa.</text:p>
        </text:list-item>
      </text:list>
      <text:p text:style-name="P31">if condição:</text:p>
      <text:p text:style-name="P31"><text:s text:c="4"/># Bloco de código a ser executado se a condição for verdadeira</text:p>
      <text:p text:style-name="P31">else:</text:p>
      <text:p text:style-name="P31"><text:s text:c="4"/># Bloco de código a ser executado se a condição for falsa</text:p>
      <text:p text:style-name="P72"/>
      <text:h text:style-name="P106" text:outline-level="2">Módulo 06 – Adicionando cores ao Python</text:h>
      <text:h text:style-name="P106" text:outline-level="2">Aula 11 – Cores no Terminal</text:h>
      <text:p text:style-name="P8">Escape ANSI:</text:p>
      <text:p text:style-name="P18">As sequências de escape ANSI para cores de texto e cores de fundo variam dependendo do padrão ANSI suportado pelo terminal. Abaixo estão algumas sequências comuns para cores de texto e fundo:</text:p>
      <text:p text:style-name="P9">Sintaxe do escape ANSI:</text:p>
      <text:p text:style-name="P32">\033[style;text;back m</text:p>
      <text:p text:style-name="P8">Estilos de Texto:</text:p>
      <text:list text:style-name="L29">
        <text:list-item>
          <text:p text:style-name="P167">\033[0m: Padrão (resetar todos os estilos)</text:p>
        </text:list-item>
        <text:list-item>
          <text:p text:style-name="P167">\033[1m: Negrito</text:p>
        </text:list-item>
        <text:list-item>
          <text:p text:style-name="P167">\033[2m: Fraco (dim)</text:p>
        </text:list-item>
        <text:list-item>
          <text:p text:style-name="P167">\033[3m: Itálico</text:p>
        </text:list-item>
        <text:list-item>
          <text:p text:style-name="P167">\033[4m: Sublinhado</text:p>
        </text:list-item>
        <text:list-item>
          <text:p text:style-name="P167"><text:soft-page-break/>\033[5m: Piscante (pode não funcionar em todos os terminais)</text:p>
        </text:list-item>
        <text:list-item>
          <text:p text:style-name="P167">\033[7m: Inverter as cores de texto e fundo</text:p>
        </text:list-item>
        <text:list-item>
          <text:p text:style-name="P167">\033[8m: Ocultar texto (pode não funcionar em todos os terminais)</text:p>
        </text:list-item>
      </text:list>
      <text:p text:style-name="P8"/>
      <text:p text:style-name="P8">Cores de Texto (Foreground Colors):</text:p>
      <text:list text:style-name="L30">
        <text:list-item>
          <text:p text:style-name="P168">\033[30m: Preto</text:p>
        </text:list-item>
        <text:list-item>
          <text:p text:style-name="P168">\033[31m: Vermelho</text:p>
        </text:list-item>
        <text:list-item>
          <text:p text:style-name="P168">\033[32m: Verde</text:p>
        </text:list-item>
        <text:list-item>
          <text:p text:style-name="P168">\033[33m: Amarelo</text:p>
        </text:list-item>
        <text:list-item>
          <text:p text:style-name="P168">\033[34m: Azul</text:p>
        </text:list-item>
        <text:list-item>
          <text:p text:style-name="P168">\033[35m: Magenta (Roxo)</text:p>
        </text:list-item>
        <text:list-item>
          <text:p text:style-name="P168">\033[36m: Ciano (Aqua)</text:p>
        </text:list-item>
        <text:list-item>
          <text:p text:style-name="P168">\033[37m: Branco</text:p>
        </text:list-item>
        <text:list-item>
          <text:p text:style-name="P168">\033[90m: Cinza claro (para alguns terminais)</text:p>
        </text:list-item>
      </text:list>
      <text:p text:style-name="P18"/>
      <text:p text:style-name="P8">Cores de Fundo (Background Colors):</text:p>
      <text:list text:style-name="L31">
        <text:list-item>
          <text:p text:style-name="P169">\033[40m: Preto</text:p>
        </text:list-item>
        <text:list-item>
          <text:p text:style-name="P169">\033[41m: Vermelho</text:p>
        </text:list-item>
        <text:list-item>
          <text:p text:style-name="P169">\033[42m: Verde</text:p>
        </text:list-item>
        <text:list-item>
          <text:p text:style-name="P169">\033[43m: Amarelo</text:p>
        </text:list-item>
        <text:list-item>
          <text:p text:style-name="P169">\033[44m: Azul</text:p>
        </text:list-item>
        <text:list-item>
          <text:p text:style-name="P169">\033[45m: Magenta (Roxo)</text:p>
        </text:list-item>
        <text:list-item>
          <text:p text:style-name="P169">\033[46m: Ciano (Aqua)</text:p>
        </text:list-item>
        <text:list-item>
          <text:p text:style-name="P169">\033[47m: Branco</text:p>
        </text:list-item>
      </text:list>
      <text:p text:style-name="P18">Cada sequência de escape termina com <text:span text:style-name="T1">\033[0m</text:span> para redefinir todos os estilos para o padrão. A combinação de códigos pode ser ajustada conforme necessário para obter a formatação desejada. Note que a aparência exata pode variar dependendo do terminal usado.</text:p>
      <text:h text:style-name="P99" text:outline-level="1"/>
      <text:p text:style-name="P89"/>
      <text:p text:style-name="P89"/>
      <text:p text:style-name="P89"/>
      <text:p text:style-name="P89"/>
      <text:h text:style-name="P100" text:outline-level="1"><text:soft-page-break/>Mundo 02</text:h>
      <text:h text:style-name="P107" text:outline-level="2">Módulo 07 – Condições em Python (if..elif)</text:h>
      <text:h text:style-name="P121" text:outline-level="3">Aula 12 – Condições Aninhadas</text:h>
      <text:p text:style-name="P90">As estruturas condicionais aninhadas, também conhecidas como estruturas condicionais encadeadas, são utilizadas quando você precisa avaliar várias condições em sequência. Em Python, isso é geralmente feito usando as palavras-chave <text:span text:style-name="T1">if, elif (abreviação de "else if") e else</text:span>. A estrutura básica é a seguinte:</text:p>
      <text:p text:style-name="P41">if condição_1:</text:p>
      <text:p text:style-name="P41"><text:s text:c="4"/># Bloco de código se condição_1 for verdadeira</text:p>
      <text:p text:style-name="P41"><text:s text:c="4"/># ...</text:p>
      <text:p text:style-name="P41">elif condição_2:</text:p>
      <text:p text:style-name="P41"><text:s text:c="4"/># Bloco de código se condição_1 for falsa e condição_2 for verdadeira</text:p>
      <text:p text:style-name="P41"><text:s text:c="4"/># ...</text:p>
      <text:p text:style-name="P41">elif condição_3:</text:p>
      <text:p text:style-name="P41"><text:s text:c="4"/># Bloco de código se condição_1 e condição_2 forem falsas e condição_3 for verdadeira</text:p>
      <text:p text:style-name="P41"><text:s text:c="4"/># ...</text:p>
      <text:p text:style-name="P41">else:</text:p>
      <text:p text:style-name="P41"><text:s text:c="4"/># Bloco de código se todas as condições anteriores forem falsas</text:p>
      <text:p text:style-name="P41"><text:s text:c="4"/># …</text:p>
      <text:list text:style-name="L32">
        <text:list-item>
          <text:p text:style-name="P163">A avaliação ocorre de cima para baixo.</text:p>
        </text:list-item>
        <text:list-item>
          <text:p text:style-name="P163">O bloco de código associado à primeira condição verdadeira é executado, e o restante é ignorado.</text:p>
        </text:list-item>
        <text:list-item>
          <text:p text:style-name="P163">Se nenhuma das condições for verdadeira, o bloco de código associado ao <text:span text:style-name="T1">else</text:span> (se presente) é executado.</text:p>
        </text:list-item>
      </text:list>
      <text:p text:style-name="P82">É importante notar que, assim como nas estruturas condicionais simples, os blocos de código dentro das estruturas condicionais aninhadas são identados para indicar a sua pertinência.</text:p>
      <text:p text:style-name="P82"/>
      <text:p text:style-name="P56">INFORMAÇÃO ADICIONAL. Estrutura de Controle match:</text:p>
      <text:p text:style-name="P73">A estrutura de controle <text:span text:style-name="T1">match</text:span> foi introduzida no Python 3.10 e é semelhante à estrutura <text:span text:style-name="T1">switch</text:span> ou <text:span text:style-name="T1">case</text:span> encontrada em outras linguagens de programação. Ela é usada para correspondência de padrões, permitindo que você compare uma expressão com diferentes valores e execute um bloco de código correspondente.</text:p>
      <text:p text:style-name="P73"><text:soft-page-break/>Aqui está a sintaxe básica:</text:p>
      <text:p text:style-name="P33">match expressão:</text:p>
      <text:p text:style-name="P33"><text:s text:c="4"/>case valor1:</text:p>
      <text:p text:style-name="P33"><text:s text:c="8"/>instruções</text:p>
      <text:p text:style-name="P33"><text:s text:c="4"/>case valor2:</text:p>
      <text:p text:style-name="P33"><text:s text:c="8"/>instruções</text:p>
      <text:p text:style-name="P33"><text:s text:c="4"/>…</text:p>
      <text:p text:style-name="P73">Neste exemplo, <text:span text:style-name="T1">match</text:span> é um comando que avalia o valor da expressão para decidir qual <text:span text:style-name="T1">case</text:span> será executado. Cada case representa um possível valor da expressão. Se a expressão corresponder ao valor em um <text:span text:style-name="T1">case</text:span>, as instruções sob esse case serão executadas.</text:p>
      <text:p text:style-name="P73">Aqui está um exemplo prático:</text:p>
      <text:p text:style-name="P33">def http_error(status):</text:p>
      <text:p text:style-name="P33"><text:s text:c="4"/>match status:</text:p>
      <text:p text:style-name="P33"><text:s text:c="8"/>case 400:</text:p>
      <text:p text:style-name="P33"><text:s text:c="12"/>return "Bad request"</text:p>
      <text:p text:style-name="P33"><text:s text:c="8"/>case 404:</text:p>
      <text:p text:style-name="P33"><text:s text:c="12"/>return "Not found"</text:p>
      <text:p text:style-name="P33"><text:s text:c="8"/>case 418:</text:p>
      <text:p text:style-name="P33"><text:s text:c="12"/>return "I'm a teapot"</text:p>
      <text:p text:style-name="P33"><text:s text:c="8"/>case _:</text:p>
      <text:p text:style-name="P33"><text:s text:c="12"/>return "Something's wrong with the internet"</text:p>
      <text:p text:style-name="P73">Neste exemplo, a função <text:span text:style-name="T1">http_error</text:span> recebe um código de status como entrada. A estrutura <text:span text:style-name="T1">match</text:span> compara esse status com os valores especificados nos <text:span text:style-name="T1">case</text:span>. Se o status corresponder a um dos <text:span text:style-name="T1">case</text:span>, a função retorna a string correspondente. Se nenhum dos <text:span text:style-name="T1">case</text:span> corresponder, a função retorna a string após <text:span text:style-name="T1">case _:</text:span>.</text:p>
      <text:p text:style-name="P73">Por favor, note que o Python avalia os <text:span text:style-name="T1">case</text:span> de cima para baixo e executa o primeiro <text:span text:style-name="T1">case</text:span> que corresponde. Portanto, a ordem dos <text:span text:style-name="T1">case</text:span> pode afetar o resultado. Além disso, o Python suporta correspondência de padrões mais complexos com a estrutura <text:span text:style-name="T1">match</text:span>, incluindo correspondência de tipos de dados, desempacotamento de estruturas de dados e muito mais.</text:p>
      <text:h text:style-name="P108" text:outline-level="2" text:is-list-header="true">Módulo 08 – Estrutura de repetição for</text:h>
      <text:h text:style-name="P122" text:outline-level="3">Aula 13 – Estrutura de Repetição for</text:h>
      <text:p text:style-name="P91">A estrutura de repetição <text:span text:style-name="T1">for</text:span> em Python é usada para iterar sobre uma sequência (como uma lista, uma tupla, uma string ou um intervalo numérico) e executar um bloco de código para cada elemento dessa sequência. A sintaxe básica do for em Python é a seguinte:</text:p>
      <text:p text:style-name="P42"><text:soft-page-break/>for variavel in sequencia:</text:p>
      <text:p text:style-name="P42"><text:s text:c="4"/># Bloco de código a ser repetido para cada elemento da sequência</text:p>
      <text:p text:style-name="P42"><text:s text:c="4"/># …</text:p>
      <text:list text:style-name="L33">
        <text:list-item>
          <text:p text:style-name="P164"><text:span text:style-name="T1">variavel:</text:span> Uma variável que assume o valor de cada elemento da sequência a cada iteração.</text:p>
        </text:list-item>
        <text:list-item>
          <text:p text:style-name="P164"><text:span text:style-name="T1">sequencia:</text:span> A sequência sobre a qual você está iterando.</text:p>
        </text:list-item>
      </text:list>
      <text:p text:style-name="P80">Você também pode usar a função <text:span text:style-name="T1">range()</text:span> para gerar uma sequência numérica e iterar sobre ela:</text:p>
      <text:p text:style-name="P42">for i in range(5):</text:p>
      <text:p text:style-name="P42"><text:s text:c="4"/>print(i)</text:p>
      <text:p text:style-name="P80">Neste caso, o bloco de código será executado cinco vezes, com <text:span text:style-name="T1">i</text:span> assumindo os valores de 0 a 4.</text:p>
      <text:p text:style-name="P80">A estrutura <text:span text:style-name="T1">for</text:span> é útil para situações em que você sabe antecipadamente quantas vezes deseja executar o bloco de código. Se você precisa iterar até que uma condição seja atendida, a estrutura de repetição <text:span text:style-name="T1">while</text:span> pode ser mais apropriada.</text:p>
      <text:p text:style-name="P80"/>
      <text:p text:style-name="P55">enumerate()</text:p>
      <text:p text:style-name="P80">A função <text:span text:style-name="T1">enumerate()</text:span> em Python é uma função embutida que é frequentemente usada em conjunto com estruturas de repetição, como o <text:span text:style-name="T1">for</text:span>. Ela permite iterar sobre uma sequência enquanto acompanha tanto o índice quanto o valor de cada elemento.</text:p>
      <text:p text:style-name="P80">A sintaxe básica do <text:span text:style-name="T1">enumerate()</text:span> é a seguinte:</text:p>
      <text:p text:style-name="P42">for indice, valor in enumerate(sequencia):</text:p>
      <text:p text:style-name="P42"><text:s text:c="4"/># Bloco de código a ser repetido para cada elemento da sequência</text:p>
      <text:p text:style-name="P42"><text:s text:c="4"/># 'indice' é o índice do elemento</text:p>
      <text:p text:style-name="P42"><text:s text:c="4"/># 'valor' é o valor do elemento</text:p>
      <text:p text:style-name="P42"><text:s text:c="4"/># …</text:p>
      <text:p text:style-name="P80">O <text:span text:style-name="T1">enumerate()</text:span> é útil quando você precisa tanto do valor quanto do índice durante a iteração. Isso é comumente usado quando você deseja modificar elementos em uma lista com base em seus índices.</text:p>
      <text:p text:style-name="P80">Além disso, você pode especificar um argumento opcional <text:span text:style-name="T1">start</text:span> para <text:span text:style-name="T1">enumerate()</text:span>, que define o valor inicial do índice. Por padrão, o índice começa em 0. Exemplo:</text:p>
      <text:p text:style-name="P42">frutas = ["maçã", "banana", "laranja"]</text:p>
      <text:p text:style-name="P42"/>
      <text:p text:style-name="P42">for indice, fruta in enumerate(frutas, start=1):</text:p>
      <text:p text:style-name="P42"><text:s text:c="4"/>print(f"Índice: {indice}, Valor: {fruta}")</text:p>
      <text:p text:style-name="P81">A saída será:</text:p>
      <text:p text:style-name="P43"><text:soft-page-break/>Índice: 1, Valor: maçã</text:p>
      <text:p text:style-name="P43">Índice: 2, Valor: banana</text:p>
      <text:p text:style-name="P43">Índice: 3, Valor: laranja</text:p>
      <text:h text:style-name="P109" text:outline-level="2">Módulo 09 – Repetições em Python (while)</text:h>
      <text:h text:style-name="P123" text:outline-level="3">Aula 14 – Estrutura de Repetição while</text:h>
      <text:p text:style-name="P92">A estrutura de repetição <text:span text:style-name="T1">while</text:span> no Python é usada para executar um bloco de código repetidamente enquanto uma determinada condição é verdadeira. Aqui está um exemplo básico:</text:p>
      <text:p text:style-name="P44">contador = 0</text:p>
      <text:p text:style-name="P44">while (contador &lt; 5):</text:p>
      <text:p text:style-name="P44"><text:s text:c="4"/>print(contador)</text:p>
      <text:p text:style-name="P44"><text:s text:c="4"/>contador = contador + 1</text:p>
      <text:p text:style-name="P83">Neste código, enquanto a variável <text:span text:style-name="T1">contador</text:span>, inicializada com 0, for menor do que 5, as instruções das linhas 3 e 4 serão executadas. A linha 4 incrementa o valor da variável <text:span text:style-name="T1">contador</text:span>, de forma que em algum momento seu valor igualará o número 5. Quando isso for verificado na linha 2, o laço será interrompido.</text:p>
      <text:p text:style-name="P83">Além disso, o Python permite usar a instrução <text:span text:style-name="T1">else</text:span> com o <text:span text:style-name="T1">while</text:span>. O propósito disso é executar alguma instrução ou bloco de código ao final do loop. Veja este exemplo:</text:p>
      <text:p text:style-name="P44">contador = 0</text:p>
      <text:p text:style-name="P44">while (contador &lt; 5):</text:p>
      <text:p text:style-name="P44"><text:s text:c="4"/>print(contador)</text:p>
      <text:p text:style-name="P44"><text:s text:c="4"/>contador = contador + 1</text:p>
      <text:p text:style-name="P44">else:</text:p>
      <text:p text:style-name="P44"><text:s text:c="4"/>print("O loop while foi encerrado com sucesso!")</text:p>
      <text:p text:style-name="P83">Neste caso, a mensagem “O loop while foi encerrado com sucesso!” será impressa após o término do loop. Se dentro da repetição for executado um <text:span text:style-name="T1">break</text:span>, o loop será encerrado sem executar o conjunto da cláusula <text:span text:style-name="T1">else</text:span>.</text:p>
      <text:h text:style-name="P124" text:outline-level="3">Aula 15 – Interrompendo Repetições while</text:h>
      <text:p text:style-name="P93"><text:span text:style-name="T1">while True</text:span> é uma estrutura de repetição em Python que cria um loop infinito. O bloco de código dentro do loop continuará a ser executado repetidamente, enquanto a condição <text:span text:style-name="T1">True</text:span> for verdadeira. Isso cria um loop que só pode ser interrompido por meio de instruções como <text:span text:style-name="T1">break</text:span> ou quando o programa é encerrado.</text:p>
      <text:p text:style-name="P93">A instrução <text:span text:style-name="T1">break</text:span> é usada para sair imediatamente do loop mais próximo que a contém. Quando combinado com <text:span text:style-name="T1">while True</text:span>, ela é frequentemente utilizada para criar loops que podem ser encerrados manualmente com base em alguma condição interna.</text:p>
      <text:p text:style-name="P93"><text:soft-page-break/>Aqui está um exemplo comum de uso de <text:span text:style-name="T1">while True</text:span> e <text:span text:style-name="T1">break</text:span> para criar um loop controlado pelo usuário:</text:p>
      <text:p text:style-name="P45">while True:</text:p>
      <text:p text:style-name="P45"><text:s text:c="4"/>user_input = input("Digite algo (ou 'sair' para encerrar): ")</text:p>
      <text:p text:style-name="P45"><text:s text:c="4"/></text:p>
      <text:p text:style-name="P45"><text:s text:c="4"/>if user_input.lower() == 'sair':</text:p>
      <text:p text:style-name="P45"><text:s text:c="8"/>break <text:s/># Interrompe o loop quando 'sair' é digitado</text:p>
      <text:p text:style-name="P45"><text:s text:c="4"/>else:</text:p>
      <text:p text:style-name="P45"><text:s text:c="8"/># Continue com o processamento normal dentro do loop</text:p>
      <text:p text:style-name="P45"><text:s text:c="8"/>print(f"Você digitou: {user_input}")</text:p>
      <text:p text:style-name="P84">Neste exemplo, o loop <text:span text:style-name="T1">while True</text:span> executa continuamente até que o usuário digite "sair". Quando isso acontece, a instrução break é acionada, encerrando o loop.</text:p>
      <text:p text:style-name="P84">Essa construção é frequentemente usada para implementar menus interativos, onde o loop continua até que o usuário escolha sair ou realizar alguma outra ação que interrompa o fluxo normal do programa.</text:p>
      <text:h text:style-name="P101" text:outline-level="1">Mundo 03</text:h>
      <text:h text:style-name="P110" text:outline-level="2">Módulo 10 – Tuplas em Python</text:h>
      <text:h text:style-name="P125" text:outline-level="3">Aula 16 – Tuplas </text:h>
      <text:p text:style-name="P94">Em Python, uma tupla é uma estrutura de dados semelhante a uma lista, mas com uma diferença fundamental: ela é imutável. Isso significa que, uma vez que uma tupla é criada, não é possível alterar seus elementos, adicionar novos elementos ou removê-los. As tuplas são representadas por parênteses <text:span text:style-name="T1">()</text:span>.</text:p>
      <text:p text:style-name="P94">Aqui estão algumas características e exemplos de uso de tuplas em Python:</text:p>
      <text:p text:style-name="P10">Criação de Tuplas:</text:p>
      <text:p text:style-name="P34"># Tupla vazia</text:p>
      <text:p text:style-name="P34">tupla_vazia = ()</text:p>
      <text:p text:style-name="P23"><text:span text:style-name="T12"/></text:p>
      <text:p text:style-name="P34"># Tupla com elementos</text:p>
      <text:p text:style-name="P34">tupla_exemplo = (1, 2, 3, 'a', 'b', 'c')</text:p>
      <text:p text:style-name="P23"><text:span text:style-name="T12"/></text:p>
      <text:p text:style-name="P34"># Tupla com um único elemento (necessário adicionar uma vírgula)</text:p>
      <text:p text:style-name="P34">tupla_um_elemento = (42,)</text:p>
      <text:p text:style-name="P23"><text:span text:style-name="T12"/></text:p>
      <text:p text:style-name="P23"><text:soft-page-break/><text:span text:style-name="T12"># Também é possível criar uma tupla sem parênteses</text:span></text:p>
      <text:p text:style-name="P34">outra_tupla = 4, 5, 6</text:p>
      <text:p text:style-name="P46"/>
      <text:p text:style-name="P57">Acesso a Elementos:</text:p>
      <text:p text:style-name="P34"># Acesso por índice</text:p>
      <text:p text:style-name="P34">primeiro_elemento = tupla_exemplo[0]</text:p>
      <text:p text:style-name="P34"/>
      <text:p text:style-name="P34"># Acesso a uma fatia (slice)</text:p>
      <text:p text:style-name="P34">parte_da_tupla = tupla_exemplo[2:5]</text:p>
      <text:p text:style-name="P34"/>
      <text:p text:style-name="P57">Operações Básicas:</text:p>
      <text:p text:style-name="P34"># Concatenação de tuplas</text:p>
      <text:p text:style-name="P34">tupla_concatenada = tupla_exemplo + outra_tupla</text:p>
      <text:p text:style-name="P34"/>
      <text:p text:style-name="P34"># Repetição de uma tupla</text:p>
      <text:p text:style-name="P34">tupla_repetida = tupla_um_elemento * 3</text:p>
      <text:p text:style-name="P34"/>
      <text:p text:style-name="P57">Métodos de Tuplas:</text:p>
      <text:p text:style-name="P34"># Contar o número de ocorrências de um elemento</text:p>
      <text:p text:style-name="P34">count_a = tupla_exemplo.count('a')</text:p>
      <text:p text:style-name="P34"/>
      <text:p text:style-name="P34"># Obter o índice da primeira ocorrência de um elemento</text:p>
      <text:p text:style-name="P34">index_b = tupla_exemplo.index('b')</text:p>
      <text:p text:style-name="P34"/>
      <text:p text:style-name="P57">Desempacotamento de Tuplas:</text:p>
      <text:p text:style-name="P34"># Desempacotamento em variáveis</text:p>
      <text:p text:style-name="P34">a, b, c = outra_tupla</text:p>
      <text:p text:style-name="P74">As tuplas são úteis quando se deseja criar estruturas de dados imutáveis e são frequentemente usadas para representar coleções de valores relacionados. Elas também podem ser usadas como chaves em dicionários devido à sua imutabilidade.</text:p>
      <text:p text:style-name="P74"/>
      <text:p text:style-name="P74"/>
      <text:p text:style-name="P74"/>
      <text:h text:style-name="P111" text:outline-level="2"><text:soft-page-break/>Módulo 11 – Listas em Python</text:h>
      <text:h text:style-name="P126" text:outline-level="3">Aula 17 – Listas (parte 1)</text:h>
      <text:p text:style-name="P95">Em Python, listas são uma estrutura de dados muito útil e flexível que permite armazenar e manipular uma coleção ordenada de itens. Aqui estão algumas características importantes sobre listas em Python: </text:p>
      <text:p text:style-name="P11">Criando uma Lista:</text:p>
      <text:p text:style-name="P19">Para criar uma lista, você pode usar colchetes [] e separar os elementos por vírgulas:</text:p>
      <text:p text:style-name="P35">minha_lista = [1, 2, 3, 4, 5]</text:p>
      <text:p text:style-name="P58">Acessando Elementos:</text:p>
      <text:p text:style-name="P75">Você pode acessar elementos em uma lista usando índices. Lembre-se de que os índices em Python começam do zero: </text:p>
      <text:p text:style-name="P35">primeiro_elemento = minha_lista[0]</text:p>
      <text:p text:style-name="P35">segundo_elemento = minha_lista[1]</text:p>
      <text:p text:style-name="P58">Modificando Elementos:</text:p>
      <text:p text:style-name="P75">Você pode modificar elementos específicos da lista atribuindo um novo valor ao índice desejado: </text:p>
      <text:p text:style-name="P35">minha_lista[2] = 10</text:p>
      <text:p text:style-name="P58">Adicionando e Removendo Elementos:</text:p>
      <text:p text:style-name="P75">Para adicionar elementos ao final da lista, você pode usar o método <text:span text:style-name="T1">append()</text:span>:</text:p>
      <text:p text:style-name="P35">minha_lista.append(6)</text:p>
      <text:p text:style-name="P35"/>
      <text:p text:style-name="P75">Para inserir um elemento em uma posição específica, use <text:span text:style-name="T1">insert()</text:span>:</text:p>
      <text:p text:style-name="P35">minha_lista.insert(2, 7) <text:s/># Insere o número 7 na posição 2</text:p>
      <text:p text:style-name="P75"/>
      <text:p text:style-name="P75">Para remover um elemento pelo valor, use <text:span text:style-name="T1">remove()</text:span>:</text:p>
      <text:p text:style-name="P35">minha_lista.remove(4) <text:s/># Remove o número 4 da lista</text:p>
      <text:p text:style-name="P75"/>
      <text:p text:style-name="P75">O <text:span text:style-name="T1">del</text:span> é um comando que pode ser usado para remover um elemento de uma lista ou até mesmo excluir a lista inteira. Quando utilizado para remover um elemento, ele faz isso com base no índice do elemento.</text:p>
      <text:p text:style-name="P35">minha_lista = [1, 2, 3, 4, 5]</text:p>
      <text:p text:style-name="P35">del minha_lista[2] <text:s/># Remove o elemento de índice 2</text:p>
      <text:p text:style-name="P35">print(minha_lista) <text:s/># Resultado: [1, 2, 4, 5]</text:p>
      <text:p text:style-name="P75"/>
      <text:p text:style-name="P75"><text:soft-page-break/>O método <text:span text:style-name="T1">pop()</text:span> é específico para listas e remove e retorna o último elemento da lista por padrão, ou o elemento de um índice específico se fornecido como argumento.</text:p>
      <text:p text:style-name="P35">minha_lista = [1, 2, 3, 4, 5]</text:p>
      <text:p text:style-name="P35">elemento_removido = minha_lista.pop() <text:s/># Remove e retorna o último elemento</text:p>
      <text:p text:style-name="P35">print(elemento_removido) <text:s/># Resultado: 5</text:p>
      <text:p text:style-name="P35">print(minha_lista) <text:s/># Resultado: [1, 2, 3, 4]</text:p>
      <text:p text:style-name="P75"/>
      <text:p text:style-name="P58">Funções Úteis:</text:p>
      <text:list text:style-name="L34">
        <text:list-item>
          <text:p text:style-name="P148"><text:span text:style-name="T1">len(lista)</text:span>: Retorna o comprimento da lista.</text:p>
        </text:list-item>
        <text:list-item>
          <text:p text:style-name="P148"><text:span text:style-name="T1">sorted(lista)</text:span>: Retorna uma nova lista ordenada.</text:p>
        </text:list-item>
        <text:list-item>
          <text:p text:style-name="P148"><text:span text:style-name="T1">min(lista)</text:span> e <text:span text:style-name="T1">max(lista)</text:span>: Retornam o menor e o maior valor na lista, respectivamente.</text:p>
        </text:list-item>
        <text:list-item>
          <text:p text:style-name="P161">lista.sort() <text:span text:style-name="T12">e </text:span>lista.sort(reverse=True) <text:span text:style-name="T12">para reordernar os valores na lista.</text:span></text:p>
        </text:list-item>
      </text:list>
      <text:p text:style-name="P75">Estas são apenas algumas operações básicas com listas. Python oferece muitas funcionalidades poderosas para trabalhar com listas, como compreensão de listas, fatiamento, e funções como <text:span text:style-name="T1">map</text:span> e <text:span text:style-name="T1">filter</text:span>.</text:p>
      <text:p text:style-name="P58"/>
      <text:p text:style-name="P58">Informação importante:</text:p>
      <text:p text:style-name="P75">Quando você faz uma atribuição como <text:span text:style-name="T1">b = a</text:span> em Python, <text:span text:style-name="T1">você está fazendo com que b se torne uma referência para a mesma lista que a está referenciando</text:span>. Isso significa que <text:span text:style-name="T1">a</text:span> e <text:span text:style-name="T1">b</text:span> apontam para a mesma lista na memória, e qualquer modificação feita na lista através de uma variável afetará a outra variável também.</text:p>
      <text:p text:style-name="P75">Se você deseja criar uma cópia independente da lista, de modo que modificar uma lista não afete a outra, você pode usar a função <text:span text:style-name="T1">copy()</text:span> ou a sintaxe de fatiamento (<text:span text:style-name="T1">[:]</text:span>):</text:p>
      <text:h text:style-name="Heading_20_3" text:outline-level="3"/>
      <text:h text:style-name="P127" text:outline-level="3">Aula 18 – Listas (parte 2)</text:h>
      <text:p text:style-name="P12">Listas Multidimensionais:</text:p>
      <text:p text:style-name="P20">Em Python, você pode criar listas dentro de listas, formando assim listas aninhadas. Isso é conhecido como uma lista multidimensional ou lista aninhada. Essas listas podem ser usadas para representar estruturas de dados mais complexas, como matrizes, tabelas ou até mesmo árvores simples.</text:p>
      <text:p text:style-name="P20">Vamos ver um exemplo de como criar e trabalhar com listas dentro de listas:</text:p>
      <text:p text:style-name="P36"># Criando uma lista aninhada (matriz 2x3)</text:p>
      <text:p text:style-name="P36">matriz = [[1, 2, 3], [4, 5, 6]]</text:p>
      <text:p text:style-name="P36"/>
      <text:p text:style-name="P36"><text:soft-page-break/># Acessando elementos</text:p>
      <text:p text:style-name="P36">primeiro_elemento = matriz[0][0] <text:s/># Resultado: 1</text:p>
      <text:p text:style-name="P36">segundo_elemento = matriz[1][1] <text:s text:c="2"/># Resultado: 5</text:p>
      <text:p text:style-name="P36"/>
      <text:p text:style-name="P36"># Modificando elementos</text:p>
      <text:p text:style-name="P36">matriz[0][2] = 10</text:p>
      <text:p text:style-name="P36">matriz[1][0] = 7</text:p>
      <text:p text:style-name="P36"/>
      <text:p text:style-name="P36"># Adicionando uma nova linha</text:p>
      <text:p text:style-name="P36">nova_linha = [8, 9, 11]</text:p>
      <text:p text:style-name="P36">matriz.append(nova_linha)</text:p>
      <text:p text:style-name="P36"/>
      <text:p text:style-name="P36"># Exibindo a matriz</text:p>
      <text:p text:style-name="P36">for linha in matriz:</text:p>
      <text:p text:style-name="P36"><text:s text:c="4"/>print(linha)</text:p>
      <text:p text:style-name="P76">Neste exemplo, temos uma matriz 2x3 representada por uma lista aninhada. Cada sublista dentro da lista principal representa uma linha da matriz. Os elementos individuais são acessados usando índices duplos, onde o primeiro índice representa a linha e o segundo índice representa a coluna.</text:p>
      <text:p text:style-name="P76"/>
      <text:p text:style-name="P76">Algumas considerações importantes:</text:p>
      <text:list text:style-name="L35">
        <text:list-item>
          <text:p text:style-name="P149">Tamanho das Sublistas: Em uma lista aninhada, cada sublista pode ter um tamanho diferente, permitindo representar matrizes irregulares.</text:p>
        </text:list-item>
        <text:list-item>
          <text:p text:style-name="P149">Mutabilidade: As sublistas são mutáveis, então você pode modificar seus elementos ou adicionar/remover sublistas conforme necessário.</text:p>
        </text:list-item>
        <text:list-item>
          <text:p text:style-name="P149">Tipos de Elementos: Os elementos de uma lista aninhada podem ser de qualquer tipo, inclusive outras listas aninhadas.</text:p>
        </text:list-item>
      </text:list>
      <text:p text:style-name="P76">Listas dentro de listas são uma maneira poderosa de lidar com dados mais complexos em Python, proporcionando uma estrutura flexível e eficaz para representar informações multidimensionais.</text:p>
      <text:h text:style-name="P112" text:outline-level="2" text:is-list-header="true">Módulo 12 – Dicionários em Python</text:h>
      <text:h text:style-name="P128" text:outline-level="3">Aula 19 – Dicionários</text:h>
      <text:p text:style-name="P96">Dicionários são uma estrutura de dados fundamental em Python que permite armazenar e organizar dados de maneira eficiente. Eles são conhecidos por sua flexibilidade e capacidade de mapear chaves a valores. Aqui estão alguns conceitos importantes sobre dicionários em Python:</text:p>
      <text:p text:style-name="P96"/>
      <text:p text:style-name="P13"><text:soft-page-break/>Estrutura de Dicionário:</text:p>
      <text:list text:style-name="L36">
        <text:list-item>
          <text:p text:style-name="P170">Um dicionário é definido usando chaves <text:span text:style-name="T1">{}</text:span>.</text:p>
        </text:list-item>
        <text:list-item>
          <text:p text:style-name="P170">Cada item no dicionário consiste em um par chave-valor, separado por dois pontos <text:span text:style-name="T1">:</text:span>.</text:p>
        </text:list-item>
      </text:list>
      <text:p text:style-name="P37">my_dict = {'chave1': 'valor1', 'chave2': 'valor2', 'chave3': 'valor3'}</text:p>
      <text:p text:style-name="P37"/>
      <text:p text:style-name="P59">Acesso a Elementos:</text:p>
      <text:list text:style-name="L37">
        <text:list-item>
          <text:p text:style-name="P150">Os valores são acessados usando a chave correspondente.</text:p>
        </text:list-item>
        <text:list-item>
          <text:p text:style-name="P150">Se a chave não existe, isso resulta em uma exceção KeyError.</text:p>
        </text:list-item>
      </text:list>
      <text:p text:style-name="P37">print(my_dict['chave1']) <text:s/># Saída: 'valor1'</text:p>
      <text:p text:style-name="P37"/>
      <text:p text:style-name="P59">Manipulação de Dados:</text:p>
      <text:list text:style-name="L38">
        <text:list-item>
          <text:p text:style-name="P151">Adição, atualização e remoção de elementos são operações comuns. </text:p>
        </text:list-item>
      </text:list>
      <text:p text:style-name="P37">my_dict['nova_chave'] = 'novo_valor' <text:s/># Adição</text:p>
      <text:p text:style-name="P37">my_dict['chave1'] = 'novo_valor1' <text:s text:c="4"/># Atualização</text:p>
      <text:p text:style-name="P37">del my_dict['chave2'] <text:s text:c="16"/># Remoção</text:p>
      <text:p text:style-name="P37"/>
      <text:p text:style-name="P59">Métodos Úteis:</text:p>
      <text:list text:style-name="L39">
        <text:list-item>
          <text:p text:style-name="P152"><text:span text:style-name="T1">keys()</text:span>: Retorna uma lista com as chaves do dicionário.</text:p>
        </text:list-item>
        <text:list-item>
          <text:p text:style-name="P152"><text:span text:style-name="T1">values()</text:span>: Retorna uma lista com os valores do dicionário.</text:p>
        </text:list-item>
        <text:list-item>
          <text:p text:style-name="P152"><text:span text:style-name="T1">items()</text:span>: Retorna uma lista de tuplas (chave, valor).</text:p>
        </text:list-item>
        <text:list-item>
          <text:p text:style-name="P152">Use métodos como <text:span text:style-name="T1">update()</text:span> para adicionar ou atualizar várias chaves de uma vez.</text:p>
        </text:list-item>
      </text:list>
      <text:p text:style-name="P37">keys_list = my_dict.keys()</text:p>
      <text:p text:style-name="P37">values_list = my_dict.values()</text:p>
      <text:p text:style-name="P37">items_list = my_dict.items()</text:p>
      <text:p text:style-name="P37">person.update({'age': 26, 'gender': 'Male'})</text:p>
      <text:p text:style-name="P77">Dicionários são extremamente úteis em situações em que você precisa associar informações ou quando a ordem dos elementos não é crucial. Eles são amplamente utilizados em Python e desempenham um papel fundamental em muitos programas e bibliotecas.</text:p>
      <text:p text:style-name="P77"/>
      <text:h text:style-name="P113" text:outline-level="2"><text:soft-page-break/></text:h>
      <text:h text:style-name="P113" text:outline-level="2">Módulo 13 – Funções em Python</text:h>
      <text:h text:style-name="P129" text:outline-level="3">Aula 20 – Funções (parte 1)</text:h>
      <text:p text:style-name="P97">Em Python, uma função é um bloco de código reutilizável que realiza uma tarefa específica. Elas ajudam a organizar e modularizar o código, tornando-o mais legível e fácil de manter. Funções são definidas usando a palavra-chave <text:span text:style-name="T1">def</text:span>, seguida pelo nome da função, parênteses que podem conter parâmetros e dois pontos. O bloco de código da função é indentado.</text:p>
      <text:p text:style-name="P97">Aqui está um exemplo básico de uma função em Python:</text:p>
      <text:p text:style-name="P47">def saudacao(nome):</text:p>
      <text:p text:style-name="P47"><text:s text:c="4"/>"""Esta função imprime uma saudação."""</text:p>
      <text:p text:style-name="P47"><text:s text:c="4"/>print(f"Olá, {nome}!")</text:p>
      <text:p text:style-name="P47"/>
      <text:p text:style-name="P47"># Chamando a função</text:p>
      <text:p text:style-name="P47">saudacao("João")</text:p>
      <text:p text:style-name="P85">Neste exemplo, a função <text:span text:style-name="T1">saudacao</text:span> recebe um parâmetro <text:span text:style-name="T1">nome</text:span> e imprime uma saudação personalizada. A string dentro de três aspas triplas <text:span text:style-name="T1">(""")</text:span> é chamada de docstring e fornece documentação sobre a função.</text:p>
      <text:p text:style-name="P60"/>
      <text:p text:style-name="P61">Parâmetros de função:</text:p>
      <text:p text:style-name="P78">As funções podem ter parâmetros, que são valores que a função aceita durante sua execução. Os parâmetros são especificados entre parênteses na definição da função. Por exemplo:</text:p>
      <text:p text:style-name="P38">def soma(a, b):</text:p>
      <text:p text:style-name="P38"><text:s text:c="4"/>"""Esta função retorna a soma de dois números."""</text:p>
      <text:p text:style-name="P38"><text:s text:c="4"/>resultado = a + b</text:p>
      <text:p text:style-name="P38"><text:s text:c="4"/>return resultado</text:p>
      <text:p text:style-name="P38"/>
      <text:p text:style-name="P38"># Chamando a função</text:p>
      <text:p text:style-name="P38">resultado_soma = soma(3, 5)</text:p>
      <text:p text:style-name="P38">print(resultado_soma) <text:s/># Saída: 8</text:p>
      <text:p text:style-name="P61"/>
      <text:p text:style-name="P61">Valor de retorno:</text:p>
      <text:p text:style-name="P78">As funções podem retornar valores usando a palavra-chave <text:span text:style-name="T1">return</text:span>. O valor retornado pode ser atribuído a uma variável ou usado diretamente em uma expressão.</text:p>
      <text:p text:style-name="P38"><text:soft-page-break/>def quadrado(numero):</text:p>
      <text:p text:style-name="P38"><text:s text:c="4"/>"""Esta função retorna o quadrado de um número."""</text:p>
      <text:p text:style-name="P38"><text:s text:c="4"/>resultado = numero ** 2</text:p>
      <text:p text:style-name="P38"><text:s text:c="4"/>return resultado</text:p>
      <text:p text:style-name="P38"/>
      <text:p text:style-name="P38"># Chamando a função e usando o valor retornado</text:p>
      <text:p text:style-name="P38">resultado_quadrado = quadrado(4)</text:p>
      <text:p text:style-name="P38">print(resultado_quadrado) <text:s/># Saída: 16</text:p>
      <text:p text:style-name="P38"/>
      <text:p text:style-name="P61">Argumentos padrão:</text:p>
      <text:p text:style-name="P78">Funções podem ter argumentos padrão, que são valores atribuídos automaticamente se não forem fornecidos durante a chamada da função.</text:p>
      <text:p text:style-name="P38">def saudacao_personalizada(nome, saudacao="Olá"):</text:p>
      <text:p text:style-name="P38"><text:s text:c="4"/>"""Esta função imprime uma saudação personalizada."""</text:p>
      <text:p text:style-name="P38"><text:s text:c="4"/>print(f"{saudacao}, {nome}!")</text:p>
      <text:p text:style-name="P38"/>
      <text:p text:style-name="P38"># Chamando a função com e sem especificar o argumento 'saudacao'</text:p>
      <text:p text:style-name="P38">saudacao_personalizada("Maria") <text:s/># Saída: Olá, Maria!</text:p>
      <text:p text:style-name="P38">saudacao_personalizada("João", saudacao="Oi") <text:s/># Saída: Oi, João!</text:p>
      <text:p text:style-name="P78">Estes são apenas conceitos básicos sobre funções em Python. Elas desempenham um papel crucial na estruturação de programas e na reutilização de código. Funções podem ser muito mais complexas, com várias instruções e lógicas internas, dependendo das necessidades do programa. </text:p>
      <text:p text:style-name="P78"/>
      <text:p text:style-name="P61">Empacotamento de Argumentos:</text:p>
      <text:p text:style-name="P78">O empacotamento de argumentos permite que uma função aceite um número variável de argumentos posicionais. Isso é feito utilizando o operador <text:span text:style-name="T1">*</text:span> antes do nome do parâmetro na definição da função. Vejamos um exemplo:</text:p>
      <text:p text:style-name="P38">def soma(*args):</text:p>
      <text:p text:style-name="P38"><text:s text:c="4"/>"""Esta função retorna a soma de argumentos variáveis."""</text:p>
      <text:p text:style-name="P38"><text:s text:c="4"/>resultado = 0</text:p>
      <text:p text:style-name="P38"><text:s text:c="4"/>for numero in args:</text:p>
      <text:p text:style-name="P38"><text:s text:c="8"/>resultado += numero</text:p>
      <text:p text:style-name="P38"><text:s text:c="4"/>return resultado</text:p>
      <text:p text:style-name="P38"/>
      <text:p text:style-name="P38"><text:soft-page-break/># Chamando a função com diferentes números de argumentos</text:p>
      <text:p text:style-name="P38">print(soma(1, 2, 3)) <text:s text:c="10"/># Saída: 6</text:p>
      <text:p text:style-name="P38">print(soma(4, 5, 6, 7)) <text:s text:c="7"/># Saída: 22</text:p>
      <text:p text:style-name="P38">print(soma(10, 20, 30, 40, 50)) # Saída: 150</text:p>
      <text:p text:style-name="P78">No exemplo acima, a função soma aceita qualquer número de argumentos posicionais e os adiciona todos juntos.</text:p>
      <text:p text:style-name="P78"/>
      <text:p text:style-name="P61">Empacotamento de Argumentos de Palavra-chave:</text:p>
      <text:p text:style-name="P78">Da mesma forma, você pode empacotar argumentos de palavra-chave usando o operador <text:span text:style-name="T1">**</text:span> antes do nome do parâmetro. Isso permite que uma função aceite um número variável de argumentos de palavra-chave, que são tratados como um dicionário na função. Veja um exemplo:</text:p>
      <text:p text:style-name="P38">def exibir_info(**kwargs):</text:p>
      <text:p text:style-name="P38"><text:s text:c="4"/>"""Esta função exibe informações fornecidas como argumentos de palavra-chave."""</text:p>
      <text:p text:style-name="P38"><text:s text:c="4"/>for chave, valor in kwargs.items():</text:p>
      <text:p text:style-name="P38"><text:s text:c="8"/>print(f"{chave}: {valor}")</text:p>
      <text:p text:style-name="P38"/>
      <text:p text:style-name="P38"># Chamando a função com diferentes argumentos de palavra-chave</text:p>
      <text:p text:style-name="P38">exibir_info(nome="Alice", idade=25, cidade="São Paulo")</text:p>
      <text:p text:style-name="P38"># Saída:</text:p>
      <text:p text:style-name="P38"># nome: Alice</text:p>
      <text:p text:style-name="P38"># idade: 25</text:p>
      <text:p text:style-name="P38"># cidade: São Paulo</text:p>
      <text:p text:style-name="P78">Neste exemplo, a função <text:span text:style-name="T1">exibir_info</text:span> aceita argumentos de palavra-chave variáveis e os exibe. Os argumentos de palavra-chave são passados para a função como um dicionário.</text:p>
      <text:p text:style-name="P78">Esses recursos são úteis quando você deseja criar funções mais flexíveis que possam lidar com diferentes números de argumentos ou argumentos de palavra-chave. O empacotamento é especialmente útil em situações em que você não conhece antecipadamente a quantidade exata de argumentos que serão passados para a função.</text:p>
      <text:p text:style-name="P78"/>
      <text:p text:style-name="P162">Aula 21 – Funções (Parte 2)</text:p>
      <text:p text:style-name="P162">Interactive Help:</text:p>
      <text:p text:style-name="P162"><text:span text:style-name="T12">O Interactive Help no Python 3 refere-se à capacidade de obter informações detalhadas e ajuda interativa diretamente no prompt interativo do Python (também conhecido como REPL - Read Eval </text:span><text:soft-page-break/><text:span text:style-name="T12">Print Loop). Esse recurso é especialmente útil quando você está trabalhando no console interativo ou em um ambiente de desenvolvimento interativo, como o IPython.</text:span></text:p>
      <text:p text:style-name="P162"><text:span text:style-name="T12">Existem algumas maneiras de obter ajuda interativa no Python 3:</text:span></text:p>
      <text:p text:style-name="P162">Função help():</text:p>
      <text:p text:style-name="P162"><text:span text:style-name="T12">No prompt interativo do Python, você pode usar a função </text:span>help()<text:span text:style-name="T12"> para obter informações sobre um objeto, módulo, classe ou função específica. Por exemplo:</text:span></text:p>
      <text:p text:style-name="P162"><text:span text:style-name="Strong_20_Emphasis"><text:span text:style-name="T5">&gt;&gt;&gt; help(str)</text:span></text:span></text:p>
      <text:p text:style-name="P162"><text:span text:style-name="Strong_20_Emphasis"><text:span text:style-name="T7">Isso exibirá a documentação da classe </text:span></text:span><text:span text:style-name="Strong_20_Emphasis"><text:span text:style-name="T19">str</text:span></text:span><text:span text:style-name="Strong_20_Emphasis"><text:span text:style-name="T7">.</text:span></text:span></text:p>
      <text:p text:style-name="P162"><text:span text:style-name="Strong_20_Emphasis"><text:span text:style-name="T7"/></text:span></text:p>
      <text:p text:style-name="P162"><text:span text:style-name="Strong_20_Emphasis"><text:span text:style-name="T19">Docstrings:</text:span></text:span></text:p>
      <text:p text:style-name="P154">Muitos objetos em Python, como funções e classes, têm docstrings associados a eles. Você pode acessar essas informações diretamente no prompt interativo. Por exemplo:</text:p>
      <text:p text:style-name="P189">&gt;&gt;&gt; print(str.__doc__)</text:p>
      <text:p text:style-name="P154">Isso imprimirá a docstring da classe <text:span text:style-name="T1">str</text:span>.</text:p>
      <text:p text:style-name="P154"/>
      <text:p text:style-name="P154"/>
      <text:p text:style-name="P162">Docstrings:</text:p>
      <text:p text:style-name="P154">As docstrings no Python são strings de documentação incorporadas diretamente no código-fonte de um módulo, classe, método ou função. Elas são usadas para fornecer informações sobre o propósito, funcionamento e uso do código que acompanham. Os docstrings são acessíveis durante a execução do programa e podem ser consultados usando a função help() no prompt interativo ou através de ferramentas de documentação.</text:p>
      <text:p text:style-name="P154">Aqui estão algumas características importantes das docstrings em Python 3:</text:p>
      <text:p text:style-name="P154"/>
      <text:p text:style-name="P162">Formato:</text:p>
      <text:p text:style-name="P154">Docstrings são strings literais que vêm logo após a definição de um módulo, classe, função ou método. Elas geralmente estão contidas entre três aspas simples (<text:span text:style-name="T1">'''</text:span>) ou três aspas duplas (<text:span text:style-name="T1">"""</text:span>).</text:p>
      <text:p text:style-name="P189">def minha_funcao():</text:p>
      <text:p text:style-name="P189"><text:s text:c="4"/>"""</text:p>
      <text:p text:style-name="P189"><text:s text:c="4"/>Esta é uma docstring que fornece informações sobre minha_funcao.</text:p>
      <text:p text:style-name="P189"><text:s text:c="4"/>"""</text:p>
      <text:p text:style-name="P189"><text:s text:c="4"/># Código da função aqui</text:p>
      <text:p text:style-name="P162"/>
      <text:p text:style-name="P162"/>
      <text:p text:style-name="P162"><text:soft-page-break/>Convenções PEP 257:</text:p>
      <text:p text:style-name="P154">O guia de estilo do Python (PEP 257) fornece recomendações sobre como escrever docstrings. Entre essas recomendações, está o uso de aspas duplas para docstrings multilinha e a consistência na formatação. Docstrings de uma única linha podem usar aspas simples ou duplas.</text:p>
      <text:p text:style-name="P154"/>
      <text:p text:style-name="P162">Propósitos:</text:p>
      <text:list text:style-name="L40">
        <text:list-item>
          <text:p text:style-name="P192"><text:span text:style-name="T1">Descrição Geral:</text:span> Explicar brevemente o que o módulo, classe ou função faz.</text:p>
        </text:list-item>
        <text:list-item>
          <text:p text:style-name="P192"><text:span text:style-name="T1">Parâmetros e Retornos:</text:span> Documentar os parâmetros esperados por funções/métodos e seus valores de retorno.</text:p>
        </text:list-item>
        <text:list-item>
          <text:p text:style-name="P192"><text:span text:style-name="T1">Exemplos de Uso:</text:span> Fornecer exemplos de uso para ilustrar como a função/método deve ser chamado.</text:p>
        </text:list-item>
        <text:list-item>
          <text:p text:style-name="P192"><text:span text:style-name="T1">Notas Adicionais:</text:span> Incluir informações extras, como requisitos específicos, comportamento especial, etc.</text:p>
        </text:list-item>
      </text:list>
      <text:p text:style-name="P154"/>
      <text:p text:style-name="P162">Exemplo:</text:p>
      <text:p text:style-name="P189">def calcular_soma(a, b):</text:p>
      <text:p text:style-name="P189"><text:s text:c="4"/>"""</text:p>
      <text:p text:style-name="P189"><text:s text:c="4"/>Calcula a soma de dois números.</text:p>
      <text:p text:style-name="P189"/>
      <text:p text:style-name="P189"><text:s text:c="4"/>Parâmetros:</text:p>
      <text:p text:style-name="P189"><text:s text:c="4"/>- a (float): O primeiro número.</text:p>
      <text:p text:style-name="P189"><text:s text:c="4"/>- b (float): O segundo número.</text:p>
      <text:p text:style-name="P189"/>
      <text:p text:style-name="P189"><text:s text:c="4"/>Retorna:</text:p>
      <text:p text:style-name="P189"><text:s text:c="4"/>float: A soma de a e b.</text:p>
      <text:p text:style-name="P189"><text:s text:c="4"/>"""</text:p>
      <text:p text:style-name="P189"><text:s text:c="4"/>return a + b</text:p>
      <text:p text:style-name="P189"/>
      <text:p text:style-name="P162">Parâmetros Opcionais:</text:p>
      <text:p text:style-name="P154">No Python, você pode definir parâmetros opcionais em funções, o que significa que esses parâmetros não são obrigatórios ao chamar a função. Os parâmetros opcionais são geralmente usados quando você deseja fornecer valores padrão para alguns argumentos ou quando deseja permitir que o chamador da função escolha se deseja fornecer valores específicos.</text:p>
      <text:p text:style-name="P154">Aqui está um exemplo básico de como definir parâmetros opcionais em Python:</text:p>
      <text:p text:style-name="P189"><text:soft-page-break/>def saudacao(nome, saudacao_padrao="Olá"):</text:p>
      <text:p text:style-name="P189"><text:s text:c="4"/>"""</text:p>
      <text:p text:style-name="P189"><text:s text:c="4"/>Função que cumprimenta uma pessoa com uma saudação padrão.</text:p>
      <text:p text:style-name="P189"/>
      <text:p text:style-name="P189"><text:s text:c="4"/>Parâmetros:</text:p>
      <text:p text:style-name="P189"><text:s text:c="4"/>- nome (str): O nome da pessoa a ser saudada.</text:p>
      <text:p text:style-name="P189"><text:s text:c="4"/>- saudacao_padrao (str): A saudação padrão. O padrão é "Olá".</text:p>
      <text:p text:style-name="P189"><text:s text:c="4"/>"""</text:p>
      <text:p text:style-name="P189"><text:s text:c="4"/>print(f"{saudacao_padrao}, {nome}!")</text:p>
      <text:p text:style-name="P189"/>
      <text:p text:style-name="P189"># Exemplos de uso da função</text:p>
      <text:p text:style-name="P189">saudacao("Maria") <text:s/># Saída: Olá, Maria!</text:p>
      <text:p text:style-name="P189">saudacao("João", "Oi") <text:s/># Saída: Oi, João!</text:p>
      <text:p text:style-name="P154">No exemplo acima, a função <text:span text:style-name="T1">saudacao</text:span> tem dois parâmetros: <text:span text:style-name="T1">nome</text:span> e <text:span text:style-name="T1">saudacao_padrao</text:span>. O segundo parâmetro, <text:span text:style-name="T1">saudacao_padrao</text:span>, é um parâmetro opcional que possui um valor padrão de "Olá". Isso significa que, se o chamador da função não fornecer um valor para <text:span text:style-name="T1">saudacao_padrao</text:span>, o valor padrão será utilizado.</text:p>
      <text:p text:style-name="P154">Ao chamar a função, você pode fornecer um valor específico para <text:span text:style-name="T1">saudacao_padrao</text:span> ou simplesmente omiti-lo, usando o valor padrão.</text:p>
      <text:p text:style-name="P154">Além disso, é importante observar que, ao definir parâmetros opcionais, eles geralmente devem vir após os parâmetros obrigatórios na lista de parâmetros da função. Isso ocorre porque, ao chamar a função, você deve fornecer valores para os parâmetros obrigatórios primeiro.</text:p>
      <text:p text:style-name="P154">Em resumo, parâmetros opcionais em Python permitem maior flexibilidade ao criar funções, tornando possível definir valores padrão para alguns argumentos e permitindo que o chamador da função escolha fornecer ou não valores específicos para esses parâmetros.</text:p>
      <text:p text:style-name="P154"/>
      <text:p text:style-name="P199">Escopo de Variáveis:</text:p>
      <text:p text:style-name="P199">Escopo Local:</text:p>
      <text:list text:style-name="L41">
        <text:list-item>
          <text:p text:style-name="P200">Funções:<text:span text:style-name="T12"> Quando você declara uma variável dentro de uma função, ela tem um escopo local. Isso significa que a variável só é acessível dentro dessa função. Ela não pode ser referenciada fora da função.</text:span></text:p>
        </text:list-item>
      </text:list>
      <text:p text:style-name="P190">def exemplo():</text:p>
      <text:p text:style-name="P190"><text:s text:c="4"/>x = 10 <text:s/># Escopo local</text:p>
      <text:p text:style-name="P190"><text:s text:c="4"/>print(x)</text:p>
      <text:p text:style-name="P190"/>
      <text:p text:style-name="P190"><text:soft-page-break/>exemplo()</text:p>
      <text:p text:style-name="P190"># print(x) <text:s/># Isso resultaria em um erro, pois x não está definido aqui</text:p>
      <text:p text:style-name="P189"/>
      <text:list text:style-name="L42">
        <text:list-item>
          <text:p text:style-name="P193"><text:span text:style-name="T1">Blocos:</text:span> Em Python, os blocos de código dentro de estruturas como <text:span text:style-name="T1">if</text:span>, <text:span text:style-name="T1">for</text:span>, e <text:span text:style-name="T1">while</text:span> não criam um novo escopo. As variáveis definidas dentro desses blocos são acessíveis fora deles</text:p>
        </text:list-item>
      </text:list>
      <text:p text:style-name="P189">if True:</text:p>
      <text:p text:style-name="P189"><text:s text:c="4"/>y = 20 <text:s/># Ainda é acessível fora do bloco if</text:p>
      <text:p text:style-name="P189">print(y)</text:p>
      <text:p text:style-name="P189"/>
      <text:p text:style-name="P199">Escopo Global:</text:p>
      <text:list text:style-name="L43">
        <text:list-item>
          <text:p text:style-name="P195"><text:span text:style-name="T1">Módulos e Scripts:</text:span> Variáveis definidas fora de qualquer função ou classe têm um escopo global. Isso significa que essas variáveis são acessíveis em todo o módulo ou script.</text:p>
        </text:list-item>
      </text:list>
      <text:p text:style-name="P190">z = 30 <text:s/># Escopo global</text:p>
      <text:p text:style-name="P190"/>
      <text:p text:style-name="P190">def funcao():</text:p>
      <text:p text:style-name="P190"><text:s text:c="4"/>print(z) <text:s/># A função pode acessar variáveis globais</text:p>
      <text:p text:style-name="P190"/>
      <text:p text:style-name="P190">funcao()</text:p>
      <text:p text:style-name="P190"/>
      <text:list text:style-name="L44">
        <text:list-item>
          <text:p text:style-name="P196"><text:span text:style-name="T1">Palavra-chave global:</text:span> Se você precisar modificar uma variável global dentro de uma função, pode usar a palavra-chave global para indicar que a variável não deve ser tratada como local.</text:p>
        </text:list-item>
      </text:list>
      <text:p text:style-name="P190">global_var = 40</text:p>
      <text:p text:style-name="P190"/>
      <text:p text:style-name="P190">def modificar_global():</text:p>
      <text:p text:style-name="P190"><text:s text:c="4"/>global global_var</text:p>
      <text:p text:style-name="P190"><text:s text:c="4"/>global_var = 50</text:p>
      <text:p text:style-name="P190"/>
      <text:p text:style-name="P190">modificar_global()</text:p>
      <text:p text:style-name="P190">print(global_var) <text:s/># Agora global_var é 50</text:p>
      <text:p text:style-name="P190"/>
      <text:p text:style-name="P190"/>
      <text:p text:style-name="P190"/>
      <text:p text:style-name="P199"><text:soft-page-break/>Escopo Encadeado:</text:p>
      <text:list text:style-name="L46">
        <text:list-item>
          <text:p text:style-name="P197">Se uma variável não for encontrada no escopo local, o interpretador procurará no escopo que o contém. Esse processo continua recursivamente até atingir o escopo global. Se a variável não for encontrada em nenhum escopo, um erro será gerado.</text:p>
        </text:list-item>
      </text:list>
      <text:p text:style-name="P190">a = 5</text:p>
      <text:p text:style-name="P190"/>
      <text:p text:style-name="P190">def funcao_externa():</text:p>
      <text:p text:style-name="P190"><text:s text:c="4"/>b = 10</text:p>
      <text:p text:style-name="P190"/>
      <text:p text:style-name="P190"><text:s text:c="4"/>def funcao_interna():</text:p>
      <text:p text:style-name="P190"><text:s text:c="8"/>print(a) <text:s/># Variável 'a' é acessível aqui</text:p>
      <text:p text:style-name="P190"><text:s text:c="8"/>print(b) <text:s/># Variável 'b' é acessível aqui</text:p>
      <text:p text:style-name="P190"/>
      <text:p text:style-name="P190"><text:s text:c="4"/>funcao_interna()</text:p>
      <text:p text:style-name="P190"/>
      <text:p text:style-name="P190">funcao_externa()</text:p>
      <text:p text:style-name="P194">Entender o escopo de variáveis é crucial para evitar comportamentos inesperados e garantir que as variáveis sejam usadas de maneira apropriada em diferentes partes do código. </text:p>
      <text:p text:style-name="P19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4T14:08:52.752000000</meta:creation-date>
    <dc:date>2024-01-03T14:16:00.755000000</dc:date>
    <meta:editing-duration>P4DT13H48M17S</meta:editing-duration>
    <meta:editing-cycles>45</meta:editing-cycles>
    <meta:generator>LibreOffice/7.6.4.1$Windows_X86_64 LibreOffice_project/e19e193f88cd6c0525a17fb7a176ed8e6a3e2aa1</meta:generator>
    <meta:document-statistic meta:table-count="0" meta:image-count="0" meta:object-count="0" meta:page-count="37" meta:paragraph-count="760" meta:word-count="9666" meta:character-count="61093" meta:non-whitespace-character-count="51748"/>
  </office:meta>
</office:document-meta>
</file>